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1965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0.644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811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end" fo:margin-left="0in"/>
    </style:style>
    <style:style style:name="ce4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0.0008in solid #000000"/>
    </style:style>
    <style:style style:name="ce9" style:family="table-cell" style:parent-style-name="Default">
      <style:table-cell-properties fo:border-bottom="none" fo:border-left="0.0008in solid #000000" fo:padding-bottom="0.0193in" fo:padding-left="0.0138in" fo:padding-right="0.0138in" fo:padding-top="0.0193in" fo:border-right="none" fo:border-top="none"/>
    </style:style>
    <style:style style:name="ce10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none" fo:border-top="none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order="none" fo:padding-bottom="0.0193in" fo:padding-left="0.0138in" fo:padding-right="0.0138in" fo:padding-top="0.0193in"/>
    </style:style>
    <style:style style:name="ce13" style:family="table-cell" style:parent-style-name="Default">
      <style:table-cell-properties fo:background-color="#e6e6ff" style:text-align-source="fix" style:repeat-content="false" fo:padding-bottom="0.0193in" fo:padding-left="0.0138in" fo:padding-right="0.0138in" fo:padding-top="0.0193in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  <style:text-properties fo:font-weight="bold" style:font-weight-asian="bold" style:font-weight-complex="bold"/>
    </style:style>
    <style:style style:name="ce16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7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order="none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19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</style:style>
    <style:style style:name="ce20" style:family="table-cell" style:parent-style-name="Default" style:data-style-name="N117">
      <style:table-cell-properties fo:padding-bottom="0.0193in" fo:padding-left="0.0138in" fo:padding-right="0.0138in" fo:padding-top="0.0193in"/>
    </style:style>
    <style:style style:name="ce21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</style:style>
    <style:style style:name="ce22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23" style:family="table-cell" style:parent-style-name="Default" style:data-style-name="N117">
      <style:table-cell-properties fo:border="none" fo:padding-bottom="0.0193in" fo:padding-left="0.0138in" fo:padding-right="0.0138in" fo:padding-top="0.0193in"/>
    </style:style>
    <style:style style:name="ce24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25" style:family="table-cell" style:parent-style-name="Default" style:data-style-name="N117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117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7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28" style:family="table-cell" style:parent-style-name="Default" style:data-style-name="N118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9" style:family="table-cell" style:parent-style-name="Default" style:data-style-name="N118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30" style:family="table-cell" style:parent-style-name="Default" style:data-style-name="N118">
      <style:table-cell-properties fo:border="none" fo:padding-bottom="0.0193in" fo:padding-left="0.0138in" fo:padding-right="0.0138in" fo:padding-top="0.0193in"/>
    </style:style>
    <style:style style:name="ce31" style:family="table-cell" style:parent-style-name="Default" style:data-style-name="N117">
      <style:table-cell-properties fo:border-bottom="none" fo:border-left="none" fo:padding-bottom="0.0193in" fo:padding-left="0.0138in" fo:padding-right="0.0138in" fo:padding-top="0.0193in" fo:border-right="none" fo:border-top="0.0008in solid #000000"/>
      <style:text-properties fo:font-weight="bold" style:font-weight-asian="bold" style:font-weight-complex="bold"/>
    </style:style>
    <style:style style:name="ce32" style:family="table-cell" style:parent-style-name="Default" style:data-style-name="N117">
      <style:table-cell-properties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33" style:family="table-cell" style:parent-style-name="Default" style:data-style-name="N117">
      <style:table-cell-properties fo:border-bottom="0.0008in solid #000000" fo:border-left="none" fo:padding-bottom="0.0193in" fo:padding-left="0.0138in" fo:padding-right="0.0138in" fo:padding-top="0.0193in" fo:border-right="none" fo:border-top="none"/>
      <style:text-properties fo:font-weight="bold" style:font-weight-asian="bold" style:font-weight-complex="bold"/>
    </style:style>
    <style:style style:name="ce34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0.0008in solid #000000"/>
    </style:style>
    <style:style style:name="ce35" style:family="table-cell" style:parent-style-name="Default" style:data-style-name="N118">
      <style:table-cell-properties fo:border-bottom="none" fo:border-left="none" fo:padding-bottom="0.0193in" fo:padding-left="0.0138in" fo:padding-right="0.0138in" fo:padding-top="0.0193in" fo:border-right="0.0008in solid #000000" fo:border-top="none"/>
    </style:style>
    <style:style style:name="ce36" style:family="table-cell" style:parent-style-name="Default" style:data-style-name="N118">
      <style:table-cell-properties fo:border-bottom="0.0008in solid #000000" fo:border-left="none" fo:padding-bottom="0.0193in" fo:padding-left="0.0138in" fo:padding-right="0.0138in" fo:padding-top="0.0193in" fo:border-right="0.0008in solid #000000" fo:border-top="none"/>
    </style:style>
    <style:style style:name="ta_extref" style:family="table">
      <style:table-properties table:display="false"/>
    </style:style>
  </office:automatic-styles>
  <office:body>
    <office:spreadsheet>
      <table:table table:name="JPEG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16"/>
        <table:table-column table:style-name="co4" table:default-cell-style-name="ce20"/>
        <table:table-column table:style-name="co4" table:default-cell-style-name="ce25"/>
        <table:table-column table:style-name="co4" table:default-cell-style-name="ce20"/>
        <table:table-column table:style-name="co4" table:default-cell-style-name="ce28"/>
        <table:table-column table:style-name="co4" table:default-cell-style-name="ce32"/>
        <table:table-column table:style-name="co4" table:default-cell-style-name="ce25"/>
        <table:table-column table:style-name="co4" table:default-cell-style-name="ce20"/>
        <table:table-column table:style-name="co4" table:default-cell-style-name="ce25"/>
        <table:table-column table:style-name="co4" table:default-cell-style-name="ce35"/>
        <table:table-row table:style-name="ro1">
          <table:table-cell/>
          <table:table-cell table:style-name="ce1"/>
          <table:table-cell table:style-name="ce5" table:number-columns-repeated="11"/>
        </table:table-row>
        <table:table-row table:style-name="ro2">
          <table:table-cell/>
          <table:table-cell table:style-name="ce2" office:value-type="string">
            <text:p>kepler.fi.muni.cz</text:p>
          </table:table-cell>
          <table:table-cell table:style-name="ce6"/>
          <table:table-cell table:style-name="ce13" office:value-type="string">
            <text:p>GeForce GTX 580 (c.c. 2.0)</text:p>
          </table:table-cell>
          <table:table-cell table:style-name="ce6" table:number-columns-repeated="9"/>
        </table:table-row>
        <table:table-row table:style-name="ro3">
          <table:table-cell/>
          <table:table-cell table:style-name="ce1"/>
          <table:table-cell table:style-name="ce5" table:number-columns-repeated="11"/>
        </table:table-row>
        <table:table-row table:style-name="ro3">
          <table:table-cell/>
          <table:table-cell table:style-name="ce1" office:value-type="string">
            <text:p>HD 1920x1080</text:p>
          </table:table-cell>
          <table:table-cell table:style-name="ce5" table:number-columns-repeated="11"/>
        </table:table-row>
        <table:table-row table:style-name="ro4">
          <table:table-cell table:number-columns-repeated="2"/>
          <table:table-cell table:style-name="ce5"/>
          <table:table-cell table:style-name="ce14" office:value-type="string" table:number-columns-spanned="5" table:number-rows-spanned="1">
            <text:p>En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style-name="ce14" office:value-type="string" table:number-columns-spanned="5" table:number-rows-spanned="1">
            <text:p>Decode (duration without load and save)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</table:table-row>
        <table:table-row table:style-name="ro4">
          <table:table-cell/>
          <table:table-cell table:style-name="ce3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/>
          <table:table-cell table:style-name="ce3"/>
          <table:table-cell table:style-name="ce8" office:value-type="float" office:value="100">
            <text:p>100</text:p>
          </table:table-cell>
          <table:table-cell table:style-name="ce15" office:value-type="float" office:value="9.628512">
            <text:p>9.63 ms</text:p>
          </table:table-cell>
          <table:table-cell table:style-name="ce19" office:value-type="float" office:value="9.53819">
            <text:p>9.54 ms</text:p>
          </table:table-cell>
          <table:table-cell table:style-name="ce24" office:value-type="float" office:value="9.190048">
            <text:p>9.19 ms</text:p>
          </table:table-cell>
          <table:table-cell table:style-name="ce19" office:value-type="float" office:value="9.942016">
            <text:p>9.94 ms</text:p>
          </table:table-cell>
          <table:table-cell table:style-name="ce27" office:value-type="float" office:value="46.2454">
            <text:p>46.25 dB</text:p>
          </table:table-cell>
          <table:table-cell table:style-name="ce31" office:value-type="float" office:value="15.248544">
            <text:p>15.25 ms</text:p>
          </table:table-cell>
          <table:table-cell table:style-name="ce24" office:value-type="float" office:value="15.2484">
            <text:p>15.25 ms</text:p>
          </table:table-cell>
          <table:table-cell table:style-name="ce19" office:value-type="float" office:value="15.184608">
            <text:p>15.18 ms</text:p>
          </table:table-cell>
          <table:table-cell table:style-name="ce24" office:value-type="float" office:value="15.371584">
            <text:p>15.37 ms</text:p>
          </table:table-cell>
          <table:table-cell table:style-name="ce34" office:value-type="float" office:value="47.1255">
            <text:p>47.13 dB</text:p>
          </table:table-cell>
        </table:table-row>
        <table:table-row table:style-name="ro4">
          <table:table-cell/>
          <table:table-cell table:style-name="ce3"/>
          <table:table-cell office:value-type="float" office:value="95">
            <text:p>95</text:p>
          </table:table-cell>
          <table:table-cell office:value-type="float" office:value="7.446048">
            <text:p>7.45 ms</text:p>
          </table:table-cell>
          <table:table-cell office:value-type="float" office:value="7.48776">
            <text:p>7.49 ms</text:p>
          </table:table-cell>
          <table:table-cell office:value-type="float" office:value="7.410848">
            <text:p>7.41 ms</text:p>
          </table:table-cell>
          <table:table-cell office:value-type="float" office:value="7.751936">
            <text:p>7.75 ms</text:p>
          </table:table-cell>
          <table:table-cell office:value-type="float" office:value="40.1542">
            <text:p>40.15 dB</text:p>
          </table:table-cell>
          <table:table-cell office:value-type="float" office:value="10.432896">
            <text:p>10.43 ms</text:p>
          </table:table-cell>
          <table:table-cell office:value-type="float" office:value="9.85402">
            <text:p>9.85 ms</text:p>
          </table:table-cell>
          <table:table-cell office:value-type="float" office:value="7.942368">
            <text:p>7.94 ms</text:p>
          </table:table-cell>
          <table:table-cell office:value-type="float" office:value="10.442688">
            <text:p>10.44 ms</text:p>
          </table:table-cell>
          <table:table-cell office:value-type="float" office:value="40.6783">
            <text:p>40.68 dB</text:p>
          </table:table-cell>
        </table:table-row>
        <table:table-row table:style-name="ro4">
          <table:table-cell/>
          <table:table-cell table:style-name="ce3"/>
          <table:table-cell office:value-type="float" office:value="90">
            <text:p>90</text:p>
          </table:table-cell>
          <table:table-cell office:value-type="float" office:value="7.302368">
            <text:p>7.30 ms</text:p>
          </table:table-cell>
          <table:table-cell office:value-type="float" office:value="7.25202">
            <text:p>7.25 ms</text:p>
          </table:table-cell>
          <table:table-cell office:value-type="float" office:value="7.0536">
            <text:p>7.05 ms</text:p>
          </table:table-cell>
          <table:table-cell office:value-type="float" office:value="7.407232">
            <text:p>7.41 ms</text:p>
          </table:table-cell>
          <table:table-cell office:value-type="float" office:value="37.4937">
            <text:p>37.49 dB</text:p>
          </table:table-cell>
          <table:table-cell office:value-type="float" office:value="8.527136">
            <text:p>8.53 ms</text:p>
          </table:table-cell>
          <table:table-cell office:value-type="float" office:value="8.08941">
            <text:p>8.09 ms</text:p>
          </table:table-cell>
          <table:table-cell office:value-type="float" office:value="6.285856">
            <text:p>6.29 ms</text:p>
          </table:table-cell>
          <table:table-cell office:value-type="float" office:value="8.807168">
            <text:p>8.81 ms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/>
          <table:table-cell table:style-name="ce3"/>
          <table:table-cell office:value-type="float" office:value="85">
            <text:p>85</text:p>
          </table:table-cell>
          <table:table-cell office:value-type="float" office:value="7.134752">
            <text:p>7.13 ms</text:p>
          </table:table-cell>
          <table:table-cell office:value-type="float" office:value="7.13664">
            <text:p>7.14 ms</text:p>
          </table:table-cell>
          <table:table-cell office:value-type="float" office:value="6.927296">
            <text:p>6.93 ms</text:p>
          </table:table-cell>
          <table:table-cell office:value-type="float" office:value="7.512352">
            <text:p>7.51 ms</text:p>
          </table:table-cell>
          <table:table-cell office:value-type="float" office:value="35.9867">
            <text:p>35.99 dB</text:p>
          </table:table-cell>
          <table:table-cell office:value-type="float" office:value="6.8384">
            <text:p>6.84 ms</text:p>
          </table:table-cell>
          <table:table-cell office:value-type="float" office:value="6.56774">
            <text:p>6.57 ms</text:p>
          </table:table-cell>
          <table:table-cell office:value-type="float" office:value="5.425472">
            <text:p>5.43 ms</text:p>
          </table:table-cell>
          <table:table-cell office:value-type="float" office:value="6.886112">
            <text:p>6.89 ms</text:p>
          </table:table-cell>
          <table:table-cell office:value-type="float" office:value="36.1774">
            <text:p>36.18 dB</text:p>
          </table:table-cell>
        </table:table-row>
        <table:table-row table:style-name="ro4">
          <table:table-cell/>
          <table:table-cell table:style-name="ce3"/>
          <table:table-cell office:value-type="float" office:value="80">
            <text:p>80</text:p>
          </table:table-cell>
          <table:table-cell office:value-type="float" office:value="6.901536">
            <text:p>6.90 ms</text:p>
          </table:table-cell>
          <table:table-cell office:value-type="float" office:value="6.91208">
            <text:p>6.91 ms</text:p>
          </table:table-cell>
          <table:table-cell office:value-type="float" office:value="6.835136">
            <text:p>6.84 ms</text:p>
          </table:table-cell>
          <table:table-cell office:value-type="float" office:value="7.067744">
            <text:p>7.07 ms</text:p>
          </table:table-cell>
          <table:table-cell office:value-type="float" office:value="34.9769">
            <text:p>34.98 dB</text:p>
          </table:table-cell>
          <table:table-cell office:value-type="float" office:value="6.170656">
            <text:p>6.17 ms</text:p>
          </table:table-cell>
          <table:table-cell office:value-type="float" office:value="6.05536">
            <text:p>6.06 ms</text:p>
          </table:table-cell>
          <table:table-cell office:value-type="float" office:value="4.99504">
            <text:p>5.00 ms</text:p>
          </table:table-cell>
          <table:table-cell office:value-type="float" office:value="6.222432">
            <text:p>6.22 ms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/>
          <table:table-cell table:style-name="ce3"/>
          <table:table-cell office:value-type="float" office:value="75">
            <text:p>75</text:p>
          </table:table-cell>
          <table:table-cell office:value-type="float" office:value="6.981024">
            <text:p>6.98 ms</text:p>
          </table:table-cell>
          <table:table-cell office:value-type="float" office:value="6.95909">
            <text:p>6.96 ms</text:p>
          </table:table-cell>
          <table:table-cell office:value-type="float" office:value="6.809056">
            <text:p>6.81 ms</text:p>
          </table:table-cell>
          <table:table-cell office:value-type="float" office:value="7.121888">
            <text:p>7.12 ms</text:p>
          </table:table-cell>
          <table:table-cell office:value-type="float" office:value="34.1826">
            <text:p>34.18 dB</text:p>
          </table:table-cell>
          <table:table-cell office:value-type="float" office:value="5.67872">
            <text:p>5.68 ms</text:p>
          </table:table-cell>
          <table:table-cell office:value-type="float" office:value="5.4678">
            <text:p>5.47 ms</text:p>
          </table:table-cell>
          <table:table-cell office:value-type="float" office:value="4.589728">
            <text:p>4.59 ms</text:p>
          </table:table-cell>
          <table:table-cell office:value-type="float" office:value="5.716224">
            <text:p>5.72 ms</text:p>
          </table:table-cell>
          <table:table-cell office:value-type="float" office:value="34.3084">
            <text:p>34.31 dB</text:p>
          </table:table-cell>
        </table:table-row>
        <table:table-row table:style-name="ro4">
          <table:table-cell/>
          <table:table-cell table:style-name="ce3"/>
          <table:table-cell office:value-type="float" office:value="70">
            <text:p>70</text:p>
          </table:table-cell>
          <table:table-cell office:value-type="float" office:value="6.940672">
            <text:p>6.94 ms</text:p>
          </table:table-cell>
          <table:table-cell office:value-type="float" office:value="6.91285">
            <text:p>6.91 ms</text:p>
          </table:table-cell>
          <table:table-cell office:value-type="float" office:value="6.785664">
            <text:p>6.79 ms</text:p>
          </table:table-cell>
          <table:table-cell office:value-type="float" office:value="7.001952">
            <text:p>7.00 ms</text:p>
          </table:table-cell>
          <table:table-cell office:value-type="float" office:value="33.6312">
            <text:p>33.63 dB</text:p>
          </table:table-cell>
          <table:table-cell office:value-type="float" office:value="5.357504">
            <text:p>5.36 ms</text:p>
          </table:table-cell>
          <table:table-cell office:value-type="float" office:value="5.16116">
            <text:p>5.16 ms</text:p>
          </table:table-cell>
          <table:table-cell office:value-type="float" office:value="4.35232">
            <text:p>4.35 ms</text:p>
          </table:table-cell>
          <table:table-cell office:value-type="float" office:value="5.389856">
            <text:p>5.39 ms</text:p>
          </table:table-cell>
          <table:table-cell office:value-type="float" office:value="33.7355">
            <text:p>33.74 dB</text:p>
          </table:table-cell>
        </table:table-row>
        <table:table-row table:style-name="ro4">
          <table:table-cell/>
          <table:table-cell table:style-name="ce3"/>
          <table:table-cell office:value-type="float" office:value="65">
            <text:p>65</text:p>
          </table:table-cell>
          <table:table-cell office:value-type="float" office:value="6.787648">
            <text:p>6.79 ms</text:p>
          </table:table-cell>
          <table:table-cell office:value-type="float" office:value="6.81681">
            <text:p>6.82 ms</text:p>
          </table:table-cell>
          <table:table-cell office:value-type="float" office:value="6.764512">
            <text:p>6.76 ms</text:p>
          </table:table-cell>
          <table:table-cell office:value-type="float" office:value="7.004608">
            <text:p>7.00 ms</text:p>
          </table:table-cell>
          <table:table-cell office:value-type="float" office:value="33.1443">
            <text:p>33.14 dB</text:p>
          </table:table-cell>
          <table:table-cell office:value-type="float" office:value="5.095936">
            <text:p>5.10 ms</text:p>
          </table:table-cell>
          <table:table-cell office:value-type="float" office:value="4.91896">
            <text:p>4.92 ms</text:p>
          </table:table-cell>
          <table:table-cell office:value-type="float" office:value="4.149184">
            <text:p>4.15 ms</text:p>
          </table:table-cell>
          <table:table-cell office:value-type="float" office:value="5.148256">
            <text:p>5.15 ms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/>
          <table:table-cell table:style-name="ce3"/>
          <table:table-cell office:value-type="float" office:value="60">
            <text:p>60</text:p>
          </table:table-cell>
          <table:table-cell office:value-type="float" office:value="6.75424">
            <text:p>6.75 ms</text:p>
          </table:table-cell>
          <table:table-cell office:value-type="float" office:value="6.76683">
            <text:p>6.77 ms</text:p>
          </table:table-cell>
          <table:table-cell office:value-type="float" office:value="6.727872">
            <text:p>6.73 ms</text:p>
          </table:table-cell>
          <table:table-cell office:value-type="float" office:value="6.924384">
            <text:p>6.92 ms</text:p>
          </table:table-cell>
          <table:table-cell office:value-type="float" office:value="32.7055">
            <text:p>32.71 dB</text:p>
          </table:table-cell>
          <table:table-cell office:value-type="float" office:value="4.879264">
            <text:p>4.88 ms</text:p>
          </table:table-cell>
          <table:table-cell office:value-type="float" office:value="4.70173">
            <text:p>4.70 ms</text:p>
          </table:table-cell>
          <table:table-cell office:value-type="float" office:value="4.004">
            <text:p>4.00 ms</text:p>
          </table:table-cell>
          <table:table-cell office:value-type="float" office:value="4.90832">
            <text:p>4.91 ms</text:p>
          </table:table-cell>
          <table:table-cell office:value-type="float" office:value="32.7931">
            <text:p>32.79 dB</text:p>
          </table:table-cell>
        </table:table-row>
        <table:table-row table:style-name="ro4">
          <table:table-cell/>
          <table:table-cell table:style-name="ce3"/>
          <table:table-cell office:value-type="float" office:value="55">
            <text:p>55</text:p>
          </table:table-cell>
          <table:table-cell office:value-type="float" office:value="6.851456">
            <text:p>6.85 ms</text:p>
          </table:table-cell>
          <table:table-cell office:value-type="float" office:value="6.82446">
            <text:p>6.82 ms</text:p>
          </table:table-cell>
          <table:table-cell office:value-type="float" office:value="6.706848">
            <text:p>6.71 ms</text:p>
          </table:table-cell>
          <table:table-cell office:value-type="float" office:value="7.039968">
            <text:p>7.04 ms</text:p>
          </table:table-cell>
          <table:table-cell office:value-type="float" office:value="32.3348">
            <text:p>32.33 dB</text:p>
          </table:table-cell>
          <table:table-cell office:value-type="float" office:value="4.682496">
            <text:p>4.68 ms</text:p>
          </table:table-cell>
          <table:table-cell office:value-type="float" office:value="4.53169">
            <text:p>4.53 ms</text:p>
          </table:table-cell>
          <table:table-cell office:value-type="float" office:value="3.888064">
            <text:p>3.89 ms</text:p>
          </table:table-cell>
          <table:table-cell office:value-type="float" office:value="4.72944">
            <text:p>4.73 ms</text:p>
          </table:table-cell>
          <table:table-cell office:value-type="float" office:value="32.4319">
            <text:p>32.43 dB</text:p>
          </table:table-cell>
        </table:table-row>
        <table:table-row table:style-name="ro4">
          <table:table-cell/>
          <table:table-cell table:style-name="ce3"/>
          <table:table-cell office:value-type="float" office:value="50">
            <text:p>50</text:p>
          </table:table-cell>
          <table:table-cell office:value-type="float" office:value="6.716736">
            <text:p>6.72 ms</text:p>
          </table:table-cell>
          <table:table-cell office:value-type="float" office:value="6.73031">
            <text:p>6.73 ms</text:p>
          </table:table-cell>
          <table:table-cell office:value-type="float" office:value="6.677792">
            <text:p>6.68 ms</text:p>
          </table:table-cell>
          <table:table-cell office:value-type="float" office:value="6.8784">
            <text:p>6.88 ms</text:p>
          </table:table-cell>
          <table:table-cell office:value-type="float" office:value="32.0338">
            <text:p>32.03 dB</text:p>
          </table:table-cell>
          <table:table-cell office:value-type="float" office:value="4.83648">
            <text:p>4.84 ms</text:p>
          </table:table-cell>
          <table:table-cell office:value-type="float" office:value="4.61816">
            <text:p>4.62 ms</text:p>
          </table:table-cell>
          <table:table-cell office:value-type="float" office:value="3.806848">
            <text:p>3.81 ms</text:p>
          </table:table-cell>
          <table:table-cell office:value-type="float" office:value="4.898336">
            <text:p>4.90 ms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/>
          <table:table-cell table:style-name="ce3"/>
          <table:table-cell office:value-type="float" office:value="45">
            <text:p>45</text:p>
          </table:table-cell>
          <table:table-cell office:value-type="float" office:value="6.708992">
            <text:p>6.71 ms</text:p>
          </table:table-cell>
          <table:table-cell office:value-type="float" office:value="6.72289">
            <text:p>6.72 ms</text:p>
          </table:table-cell>
          <table:table-cell office:value-type="float" office:value="6.680512">
            <text:p>6.68 ms</text:p>
          </table:table-cell>
          <table:table-cell office:value-type="float" office:value="6.851904">
            <text:p>6.85 ms</text:p>
          </table:table-cell>
          <table:table-cell office:value-type="float" office:value="31.7086">
            <text:p>31.71 dB</text:p>
          </table:table-cell>
          <table:table-cell office:value-type="float" office:value="4.4216">
            <text:p>4.42 ms</text:p>
          </table:table-cell>
          <table:table-cell office:value-type="float" office:value="4.27906">
            <text:p>4.28 ms</text:p>
          </table:table-cell>
          <table:table-cell office:value-type="float" office:value="3.671936">
            <text:p>3.67 ms</text:p>
          </table:table-cell>
          <table:table-cell office:value-type="float" office:value="4.463264">
            <text:p>4.46 ms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/>
          <table:table-cell table:style-name="ce3"/>
          <table:table-cell office:value-type="float" office:value="40">
            <text:p>40</text:p>
          </table:table-cell>
          <table:table-cell office:value-type="float" office:value="6.720128">
            <text:p>6.72 ms</text:p>
          </table:table-cell>
          <table:table-cell office:value-type="float" office:value="6.75137">
            <text:p>6.75 ms</text:p>
          </table:table-cell>
          <table:table-cell office:value-type="float" office:value="6.664">
            <text:p>6.66 ms</text:p>
          </table:table-cell>
          <table:table-cell office:value-type="float" office:value="6.920288">
            <text:p>6.92 ms</text:p>
          </table:table-cell>
          <table:table-cell office:value-type="float" office:value="31.3311">
            <text:p>31.33 dB</text:p>
          </table:table-cell>
          <table:table-cell office:value-type="float" office:value="4.59296">
            <text:p>4.59 ms</text:p>
          </table:table-cell>
          <table:table-cell office:value-type="float" office:value="4.32879">
            <text:p>4.33 ms</text:p>
          </table:table-cell>
          <table:table-cell office:value-type="float" office:value="3.56032">
            <text:p>3.56 ms</text:p>
          </table:table-cell>
          <table:table-cell office:value-type="float" office:value="4.737952">
            <text:p>4.74 ms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/>
          <table:table-cell table:style-name="ce3"/>
          <table:table-cell office:value-type="float" office:value="35">
            <text:p>35</text:p>
          </table:table-cell>
          <table:table-cell office:value-type="float" office:value="6.670208">
            <text:p>6.67 ms</text:p>
          </table:table-cell>
          <table:table-cell office:value-type="float" office:value="6.69073">
            <text:p>6.69 ms</text:p>
          </table:table-cell>
          <table:table-cell office:value-type="float" office:value="6.620544">
            <text:p>6.62 ms</text:p>
          </table:table-cell>
          <table:table-cell office:value-type="float" office:value="6.821664">
            <text:p>6.82 ms</text:p>
          </table:table-cell>
          <table:table-cell office:value-type="float" office:value="30.9544">
            <text:p>30.95 dB</text:p>
          </table:table-cell>
          <table:table-cell office:value-type="float" office:value="4.103456">
            <text:p>4.10 ms</text:p>
          </table:table-cell>
          <table:table-cell office:value-type="float" office:value="3.97995">
            <text:p>3.98 ms</text:p>
          </table:table-cell>
          <table:table-cell office:value-type="float" office:value="3.484256">
            <text:p>3.48 ms</text:p>
          </table:table-cell>
          <table:table-cell office:value-type="float" office:value="4.126496">
            <text:p>4.13 ms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/>
          <table:table-cell table:style-name="ce3"/>
          <table:table-cell office:value-type="float" office:value="30">
            <text:p>30</text:p>
          </table:table-cell>
          <table:table-cell office:value-type="float" office:value="6.65296">
            <text:p>6.65 ms</text:p>
          </table:table-cell>
          <table:table-cell office:value-type="float" office:value="6.70347">
            <text:p>6.70 ms</text:p>
          </table:table-cell>
          <table:table-cell office:value-type="float" office:value="6.616288">
            <text:p>6.62 ms</text:p>
          </table:table-cell>
          <table:table-cell office:value-type="float" office:value="6.934912">
            <text:p>6.93 ms</text:p>
          </table:table-cell>
          <table:table-cell office:value-type="float" office:value="30.4807">
            <text:p>30.48 dB</text:p>
          </table:table-cell>
          <table:table-cell office:value-type="float" office:value="3.93392">
            <text:p>3.93 ms</text:p>
          </table:table-cell>
          <table:table-cell office:value-type="float" office:value="3.91919">
            <text:p>3.92 ms</text:p>
          </table:table-cell>
          <table:table-cell office:value-type="float" office:value="3.317216">
            <text:p>3.32 ms</text:p>
          </table:table-cell>
          <table:table-cell office:value-type="float" office:value="4.2656">
            <text:p>4.27 ms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/>
          <table:table-cell table:style-name="ce3"/>
          <table:table-cell office:value-type="float" office:value="25">
            <text:p>25</text:p>
          </table:table-cell>
          <table:table-cell office:value-type="float" office:value="6.742688">
            <text:p>6.74 ms</text:p>
          </table:table-cell>
          <table:table-cell office:value-type="float" office:value="6.73888">
            <text:p>6.74 ms</text:p>
          </table:table-cell>
          <table:table-cell office:value-type="float" office:value="6.589376">
            <text:p>6.59 ms</text:p>
          </table:table-cell>
          <table:table-cell office:value-type="float" office:value="6.902976">
            <text:p>6.90 ms</text:p>
          </table:table-cell>
          <table:table-cell office:value-type="float" office:value="29.8468">
            <text:p>29.85 dB</text:p>
          </table:table-cell>
          <table:table-cell office:value-type="float" office:value="3.735776">
            <text:p>3.74 ms</text:p>
          </table:table-cell>
          <table:table-cell office:value-type="float" office:value="3.68496">
            <text:p>3.68 ms</text:p>
          </table:table-cell>
          <table:table-cell office:value-type="float" office:value="3.191552">
            <text:p>3.19 ms</text:p>
          </table:table-cell>
          <table:table-cell office:value-type="float" office:value="3.759392">
            <text:p>3.76 ms</text:p>
          </table:table-cell>
          <table:table-cell office:value-type="float" office:value="29.8744">
            <text:p>29.87 dB</text:p>
          </table:table-cell>
        </table:table-row>
        <table:table-row table:style-name="ro4">
          <table:table-cell/>
          <table:table-cell table:style-name="ce3"/>
          <table:table-cell office:value-type="float" office:value="20">
            <text:p>20</text:p>
          </table:table-cell>
          <table:table-cell office:value-type="float" office:value="6.847072">
            <text:p>6.85 ms</text:p>
          </table:table-cell>
          <table:table-cell office:value-type="float" office:value="6.77207">
            <text:p>6.77 ms</text:p>
          </table:table-cell>
          <table:table-cell office:value-type="float" office:value="6.60176">
            <text:p>6.60 ms</text:p>
          </table:table-cell>
          <table:table-cell office:value-type="float" office:value="6.95216">
            <text:p>6.95 ms</text:p>
          </table:table-cell>
          <table:table-cell office:value-type="float" office:value="29.0913">
            <text:p>29.09 dB</text:p>
          </table:table-cell>
          <table:table-cell office:value-type="float" office:value="3.515744">
            <text:p>3.52 ms</text:p>
          </table:table-cell>
          <table:table-cell office:value-type="float" office:value="3.47124">
            <text:p>3.47 ms</text:p>
          </table:table-cell>
          <table:table-cell office:value-type="float" office:value="3.038016">
            <text:p>3.04 ms</text:p>
          </table:table-cell>
          <table:table-cell office:value-type="float" office:value="3.539936">
            <text:p>3.54 ms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/>
          <table:table-cell table:style-name="ce3"/>
          <table:table-cell office:value-type="float" office:value="15">
            <text:p>15</text:p>
          </table:table-cell>
          <table:table-cell office:value-type="float" office:value="6.848224">
            <text:p>6.85 ms</text:p>
          </table:table-cell>
          <table:table-cell office:value-type="float" office:value="6.8208">
            <text:p>6.82 ms</text:p>
          </table:table-cell>
          <table:table-cell office:value-type="float" office:value="6.570496">
            <text:p>6.57 ms</text:p>
          </table:table-cell>
          <table:table-cell office:value-type="float" office:value="7.145024">
            <text:p>7.15 ms</text:p>
          </table:table-cell>
          <table:table-cell office:value-type="float" office:value="28.0987">
            <text:p>28.10 dB</text:p>
          </table:table-cell>
          <table:table-cell office:value-type="float" office:value="3.292608">
            <text:p>3.29 ms</text:p>
          </table:table-cell>
          <table:table-cell office:value-type="float" office:value="3.25087">
            <text:p>3.25 ms</text:p>
          </table:table-cell>
          <table:table-cell office:value-type="float" office:value="2.865856">
            <text:p>2.87 ms</text:p>
          </table:table-cell>
          <table:table-cell office:value-type="float" office:value="3.307008">
            <text:p>3.31 ms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/>
          <table:table-cell table:style-name="ce3"/>
          <table:table-cell office:value-type="float" office:value="10">
            <text:p>10</text:p>
          </table:table-cell>
          <table:table-cell office:value-type="float" office:value="6.57184">
            <text:p>6.57 ms</text:p>
          </table:table-cell>
          <table:table-cell office:value-type="float" office:value="6.60016">
            <text:p>6.60 ms</text:p>
          </table:table-cell>
          <table:table-cell office:value-type="float" office:value="6.532768">
            <text:p>6.53 ms</text:p>
          </table:table-cell>
          <table:table-cell office:value-type="float" office:value="6.728736">
            <text:p>6.73 ms</text:p>
          </table:table-cell>
          <table:table-cell office:value-type="float" office:value="26.5915">
            <text:p>26.59 dB</text:p>
          </table:table-cell>
          <table:table-cell office:value-type="float" office:value="3.011008">
            <text:p>3.01 ms</text:p>
          </table:table-cell>
          <table:table-cell office:value-type="float" office:value="2.97656">
            <text:p>2.98 ms</text:p>
          </table:table-cell>
          <table:table-cell office:value-type="float" office:value="2.663104">
            <text:p>2.66 ms</text:p>
          </table:table-cell>
          <table:table-cell office:value-type="float" office:value="3.02784">
            <text:p>3.03 ms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/>
          <table:table-cell table:style-name="ce3"/>
          <table:table-cell table:style-name="ce10" office:value-type="float" office:value="5">
            <text:p>5</text:p>
          </table:table-cell>
          <table:table-cell table:style-name="ce17" office:value-type="float" office:value="6.553312">
            <text:p>6.55 ms</text:p>
          </table:table-cell>
          <table:table-cell table:style-name="ce21" office:value-type="float" office:value="6.55608">
            <text:p>6.56 ms</text:p>
          </table:table-cell>
          <table:table-cell table:style-name="ce26" office:value-type="float" office:value="6.518208">
            <text:p>6.52 ms</text:p>
          </table:table-cell>
          <table:table-cell table:style-name="ce21" office:value-type="float" office:value="6.650368">
            <text:p>6.65 ms</text:p>
          </table:table-cell>
          <table:table-cell table:style-name="ce29" office:value-type="float" office:value="24.0711">
            <text:p>24.07 dB</text:p>
          </table:table-cell>
          <table:table-cell table:style-name="ce33" office:value-type="float" office:value="2.667072">
            <text:p>2.67 ms</text:p>
          </table:table-cell>
          <table:table-cell table:style-name="ce26" office:value-type="float" office:value="2.61389">
            <text:p>2.61 ms</text:p>
          </table:table-cell>
          <table:table-cell table:style-name="ce21" office:value-type="float" office:value="2.377856">
            <text:p>2.38 ms</text:p>
          </table:table-cell>
          <table:table-cell table:style-name="ce26" office:value-type="float" office:value="2.691264">
            <text:p>2.69 ms</text:p>
          </table:table-cell>
          <table:table-cell table:style-name="ce36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14" office:value-type="string" table:number-columns-spanned="5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5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36.540352">
            <text:p>36.54 ms</text:p>
          </table:table-cell>
          <table:table-cell table:style-name="ce19" office:value-type="float" office:value="36.8112">
            <text:p>36.81 ms</text:p>
          </table:table-cell>
          <table:table-cell table:style-name="ce24" office:value-type="float" office:value="36.404224">
            <text:p>36.40 ms</text:p>
          </table:table-cell>
          <table:table-cell table:style-name="ce19" office:value-type="float" office:value="38.996513">
            <text:p>39.00 ms</text:p>
          </table:table-cell>
          <table:table-cell table:style-name="ce27" office:value-type="float" office:value="46.2861">
            <text:p>46.29 dB</text:p>
          </table:table-cell>
          <table:table-cell table:style-name="ce31" office:value-type="float" office:value="52.463806">
            <text:p>52.46 ms</text:p>
          </table:table-cell>
          <table:table-cell table:style-name="ce24" office:value-type="float" office:value="52.91">
            <text:p>52.91 ms</text:p>
          </table:table-cell>
          <table:table-cell table:style-name="ce19" office:value-type="float" office:value="52.337151">
            <text:p>52.34 ms</text:p>
          </table:table-cell>
          <table:table-cell table:style-name="ce24" office:value-type="float" office:value="56.731937">
            <text:p>56.73 ms</text:p>
          </table:table-cell>
          <table:table-cell table:style-name="ce34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29.100639">
            <text:p>29.10 ms</text:p>
          </table:table-cell>
          <table:table-cell office:value-type="float" office:value="29.1574">
            <text:p>29.16 ms</text:p>
          </table:table-cell>
          <table:table-cell office:value-type="float" office:value="28.992479">
            <text:p>28.99 ms</text:p>
          </table:table-cell>
          <table:table-cell office:value-type="float" office:value="29.857311">
            <text:p>29.86 ms</text:p>
          </table:table-cell>
          <table:table-cell office:value-type="float" office:value="42.2565">
            <text:p>42.26 dB</text:p>
          </table:table-cell>
          <table:table-cell office:value-type="float" office:value="24.964191">
            <text:p>24.96 ms</text:p>
          </table:table-cell>
          <table:table-cell office:value-type="float" office:value="25.8148">
            <text:p>25.81 ms</text:p>
          </table:table-cell>
          <table:table-cell office:value-type="float" office:value="24.718081">
            <text:p>24.72 ms</text:p>
          </table:table-cell>
          <table:table-cell office:value-type="float" office:value="31.938272">
            <text:p>31.94 ms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27.968544">
            <text:p>27.97 ms</text:p>
          </table:table-cell>
          <table:table-cell office:value-type="float" office:value="28.015">
            <text:p>28.02 ms</text:p>
          </table:table-cell>
          <table:table-cell office:value-type="float" office:value="27.895519">
            <text:p>27.90 ms</text:p>
          </table:table-cell>
          <table:table-cell office:value-type="float" office:value="28.500416">
            <text:p>28.50 ms</text:p>
          </table:table-cell>
          <table:table-cell office:value-type="float" office:value="40.72">
            <text:p>40.72 dB</text:p>
          </table:table-cell>
          <table:table-cell office:value-type="float" office:value="19.698175">
            <text:p>19.70 ms</text:p>
          </table:table-cell>
          <table:table-cell office:value-type="float" office:value="21.1352">
            <text:p>21.14 ms</text:p>
          </table:table-cell>
          <table:table-cell office:value-type="float" office:value="19.674303">
            <text:p>19.67 ms</text:p>
          </table:table-cell>
          <table:table-cell office:value-type="float" office:value="25.396704">
            <text:p>25.40 ms</text:p>
          </table:table-cell>
          <table:table-cell office:value-type="float" office:value="41.3323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27.492865">
            <text:p>27.49 ms</text:p>
          </table:table-cell>
          <table:table-cell office:value-type="float" office:value="27.5147">
            <text:p>27.51 ms</text:p>
          </table:table-cell>
          <table:table-cell office:value-type="float" office:value="27.379007">
            <text:p>27.38 ms</text:p>
          </table:table-cell>
          <table:table-cell office:value-type="float" office:value="27.959808">
            <text:p>27.96 ms</text:p>
          </table:table-cell>
          <table:table-cell office:value-type="float" office:value="39.8061">
            <text:p>39.81 dB</text:p>
          </table:table-cell>
          <table:table-cell office:value-type="float" office:value="17.475201">
            <text:p>17.48 ms</text:p>
          </table:table-cell>
          <table:table-cell office:value-type="float" office:value="18.3785">
            <text:p>18.38 ms</text:p>
          </table:table-cell>
          <table:table-cell office:value-type="float" office:value="17.404224">
            <text:p>17.40 ms</text:p>
          </table:table-cell>
          <table:table-cell office:value-type="float" office:value="22.029024">
            <text:p>22.03 ms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27.309183">
            <text:p>27.31 ms</text:p>
          </table:table-cell>
          <table:table-cell office:value-type="float" office:value="27.3516">
            <text:p>27.35 ms</text:p>
          </table:table-cell>
          <table:table-cell office:value-type="float" office:value="27.249184">
            <text:p>27.25 ms</text:p>
          </table:table-cell>
          <table:table-cell office:value-type="float" office:value="27.756704">
            <text:p>27.76 ms</text:p>
          </table:table-cell>
          <table:table-cell office:value-type="float" office:value="39.0917">
            <text:p>39.09 dB</text:p>
          </table:table-cell>
          <table:table-cell office:value-type="float" office:value="16.16992">
            <text:p>16.17 ms</text:p>
          </table:table-cell>
          <table:table-cell office:value-type="float" office:value="16.964">
            <text:p>16.96 ms</text:p>
          </table:table-cell>
          <table:table-cell office:value-type="float" office:value="16.137247">
            <text:p>16.14 ms</text:p>
          </table:table-cell>
          <table:table-cell office:value-type="float" office:value="20.150433">
            <text:p>20.15 ms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27.150656">
            <text:p>27.15 ms</text:p>
          </table:table-cell>
          <table:table-cell office:value-type="float" office:value="27.1994">
            <text:p>27.20 ms</text:p>
          </table:table-cell>
          <table:table-cell office:value-type="float" office:value="27.114016">
            <text:p>27.11 ms</text:p>
          </table:table-cell>
          <table:table-cell office:value-type="float" office:value="27.590303">
            <text:p>27.59 ms</text:p>
          </table:table-cell>
          <table:table-cell office:value-type="float" office:value="38.4471">
            <text:p>38.45 dB</text:p>
          </table:table-cell>
          <table:table-cell office:value-type="float" office:value="15.24496">
            <text:p>15.24 ms</text:p>
          </table:table-cell>
          <table:table-cell office:value-type="float" office:value="15.2406">
            <text:p>15.24 ms</text:p>
          </table:table-cell>
          <table:table-cell office:value-type="float" office:value="15.217952">
            <text:p>15.22 ms</text:p>
          </table:table-cell>
          <table:table-cell office:value-type="float" office:value="15.288288">
            <text:p>15.29 ms</text:p>
          </table:table-cell>
          <table:table-cell office:value-type="float" office:value="38.7827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27.143232">
            <text:p>27.14 ms</text:p>
          </table:table-cell>
          <table:table-cell office:value-type="float" office:value="27.1822">
            <text:p>27.18 ms</text:p>
          </table:table-cell>
          <table:table-cell office:value-type="float" office:value="27.046144">
            <text:p>27.05 ms</text:p>
          </table:table-cell>
          <table:table-cell office:value-type="float" office:value="27.406944">
            <text:p>27.41 ms</text:p>
          </table:table-cell>
          <table:table-cell office:value-type="float" office:value="37.9557">
            <text:p>37.96 dB</text:p>
          </table:table-cell>
          <table:table-cell office:value-type="float" office:value="14.999968">
            <text:p>15.00 ms</text:p>
          </table:table-cell>
          <table:table-cell office:value-type="float" office:value="15.6932">
            <text:p>15.69 ms</text:p>
          </table:table-cell>
          <table:table-cell office:value-type="float" office:value="14.604928">
            <text:p>14.60 ms</text:p>
          </table:table-cell>
          <table:table-cell office:value-type="float" office:value="18.339457">
            <text:p>18.34 ms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27.028641">
            <text:p>27.03 ms</text:p>
          </table:table-cell>
          <table:table-cell office:value-type="float" office:value="27.1231">
            <text:p>27.12 ms</text:p>
          </table:table-cell>
          <table:table-cell office:value-type="float" office:value="26.942688">
            <text:p>26.94 ms</text:p>
          </table:table-cell>
          <table:table-cell office:value-type="float" office:value="27.625696">
            <text:p>27.63 ms</text:p>
          </table:table-cell>
          <table:table-cell office:value-type="float" office:value="37.4687">
            <text:p>37.47 dB</text:p>
          </table:table-cell>
          <table:table-cell office:value-type="float" office:value="14.560384">
            <text:p>14.56 ms</text:p>
          </table:table-cell>
          <table:table-cell office:value-type="float" office:value="14.9252">
            <text:p>14.93 ms</text:p>
          </table:table-cell>
          <table:table-cell office:value-type="float" office:value="14.0776">
            <text:p>14.08 ms</text:p>
          </table:table-cell>
          <table:table-cell office:value-type="float" office:value="17.663967">
            <text:p>17.66 ms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27.118048">
            <text:p>27.12 ms</text:p>
          </table:table-cell>
          <table:table-cell office:value-type="float" office:value="27.0755">
            <text:p>27.08 ms</text:p>
          </table:table-cell>
          <table:table-cell office:value-type="float" office:value="26.900896">
            <text:p>26.90 ms</text:p>
          </table:table-cell>
          <table:table-cell office:value-type="float" office:value="27.310976">
            <text:p>27.31 ms</text:p>
          </table:table-cell>
          <table:table-cell office:value-type="float" office:value="36.9364">
            <text:p>36.94 dB</text:p>
          </table:table-cell>
          <table:table-cell office:value-type="float" office:value="13.684352">
            <text:p>13.68 ms</text:p>
          </table:table-cell>
          <table:table-cell office:value-type="float" office:value="13.9757">
            <text:p>13.98 ms</text:p>
          </table:table-cell>
          <table:table-cell office:value-type="float" office:value="13.66144">
            <text:p>13.66 ms</text:p>
          </table:table-cell>
          <table:table-cell office:value-type="float" office:value="16.569344">
            <text:p>16.57 ms</text:p>
          </table:table-cell>
          <table:table-cell office:value-type="float" office:value="37.1774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27.044064">
            <text:p>27.04 ms</text:p>
          </table:table-cell>
          <table:table-cell office:value-type="float" office:value="27.0269">
            <text:p>27.03 ms</text:p>
          </table:table-cell>
          <table:table-cell office:value-type="float" office:value="26.863712">
            <text:p>26.86 ms</text:p>
          </table:table-cell>
          <table:table-cell office:value-type="float" office:value="27.282593">
            <text:p>27.28 ms</text:p>
          </table:table-cell>
          <table:table-cell office:value-type="float" office:value="36.4799">
            <text:p>36.48 dB</text:p>
          </table:table-cell>
          <table:table-cell office:value-type="float" office:value="13.544416">
            <text:p>13.54 ms</text:p>
          </table:table-cell>
          <table:table-cell office:value-type="float" office:value="14.2524">
            <text:p>14.25 ms</text:p>
          </table:table-cell>
          <table:table-cell office:value-type="float" office:value="13.291072">
            <text:p>13.29 ms</text:p>
          </table:table-cell>
          <table:table-cell office:value-type="float" office:value="16.538816">
            <text:p>16.54 ms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27.313761">
            <text:p>27.31 ms</text:p>
          </table:table-cell>
          <table:table-cell office:value-type="float" office:value="27.198">
            <text:p>27.20 ms</text:p>
          </table:table-cell>
          <table:table-cell office:value-type="float" office:value="26.876961">
            <text:p>26.88 ms</text:p>
          </table:table-cell>
          <table:table-cell office:value-type="float" office:value="27.497663">
            <text:p>27.50 ms</text:p>
          </table:table-cell>
          <table:table-cell office:value-type="float" office:value="36.1526">
            <text:p>36.15 dB</text:p>
          </table:table-cell>
          <table:table-cell office:value-type="float" office:value="13.029408">
            <text:p>13.03 ms</text:p>
          </table:table-cell>
          <table:table-cell office:value-type="float" office:value="13.5485">
            <text:p>13.55 ms</text:p>
          </table:table-cell>
          <table:table-cell office:value-type="float" office:value="13.002112">
            <text:p>13.00 ms</text:p>
          </table:table-cell>
          <table:table-cell office:value-type="float" office:value="15.648832">
            <text:p>15.65 ms</text:p>
          </table:table-cell>
          <table:table-cell office:value-type="float" office:value="36.3342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26.897921">
            <text:p>26.90 ms</text:p>
          </table:table-cell>
          <table:table-cell office:value-type="float" office:value="26.9255">
            <text:p>26.93 ms</text:p>
          </table:table-cell>
          <table:table-cell office:value-type="float" office:value="26.765408">
            <text:p>26.77 ms</text:p>
          </table:table-cell>
          <table:table-cell office:value-type="float" office:value="27.156672">
            <text:p>27.16 ms</text:p>
          </table:table-cell>
          <table:table-cell office:value-type="float" office:value="35.7224">
            <text:p>35.72 dB</text:p>
          </table:table-cell>
          <table:table-cell office:value-type="float" office:value="12.740192">
            <text:p>12.74 ms</text:p>
          </table:table-cell>
          <table:table-cell office:value-type="float" office:value="13.2373">
            <text:p>13.24 ms</text:p>
          </table:table-cell>
          <table:table-cell office:value-type="float" office:value="12.720032">
            <text:p>12.72 ms</text:p>
          </table:table-cell>
          <table:table-cell office:value-type="float" office:value="15.228416">
            <text:p>15.23 ms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27.014879">
            <text:p>27.01 ms</text:p>
          </table:table-cell>
          <table:table-cell office:value-type="float" office:value="26.9759">
            <text:p>26.98 ms</text:p>
          </table:table-cell>
          <table:table-cell office:value-type="float" office:value="26.792065">
            <text:p>26.79 ms</text:p>
          </table:table-cell>
          <table:table-cell office:value-type="float" office:value="27.232927">
            <text:p>27.23 ms</text:p>
          </table:table-cell>
          <table:table-cell office:value-type="float" office:value="35.2506">
            <text:p>35.25 dB</text:p>
          </table:table-cell>
          <table:table-cell office:value-type="float" office:value="12.416128">
            <text:p>12.42 ms</text:p>
          </table:table-cell>
          <table:table-cell office:value-type="float" office:value="12.8725">
            <text:p>12.87 ms</text:p>
          </table:table-cell>
          <table:table-cell office:value-type="float" office:value="12.380448">
            <text:p>12.38 ms</text:p>
          </table:table-cell>
          <table:table-cell office:value-type="float" office:value="14.739296">
            <text:p>14.74 ms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26.871008">
            <text:p>26.87 ms</text:p>
          </table:table-cell>
          <table:table-cell office:value-type="float" office:value="26.8652">
            <text:p>26.87 ms</text:p>
          </table:table-cell>
          <table:table-cell office:value-type="float" office:value="26.696129">
            <text:p>26.70 ms</text:p>
          </table:table-cell>
          <table:table-cell office:value-type="float" office:value="27.063583">
            <text:p>27.06 ms</text:p>
          </table:table-cell>
          <table:table-cell office:value-type="float" office:value="34.756">
            <text:p>34.76 dB</text:p>
          </table:table-cell>
          <table:table-cell office:value-type="float" office:value="12.120864">
            <text:p>12.12 ms</text:p>
          </table:table-cell>
          <table:table-cell office:value-type="float" office:value="12.5537">
            <text:p>12.55 ms</text:p>
          </table:table-cell>
          <table:table-cell office:value-type="float" office:value="12.064672">
            <text:p>12.06 ms</text:p>
          </table:table-cell>
          <table:table-cell office:value-type="float" office:value="14.366016">
            <text:p>14.37 ms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26.738144">
            <text:p>26.74 ms</text:p>
          </table:table-cell>
          <table:table-cell office:value-type="float" office:value="26.7991">
            <text:p>26.80 ms</text:p>
          </table:table-cell>
          <table:table-cell office:value-type="float" office:value="26.690496">
            <text:p>26.69 ms</text:p>
          </table:table-cell>
          <table:table-cell office:value-type="float" office:value="27.002785">
            <text:p>27.00 ms</text:p>
          </table:table-cell>
          <table:table-cell office:value-type="float" office:value="34.1761">
            <text:p>34.18 dB</text:p>
          </table:table-cell>
          <table:table-cell office:value-type="float" office:value="11.744128">
            <text:p>11.74 ms</text:p>
          </table:table-cell>
          <table:table-cell office:value-type="float" office:value="12.1432">
            <text:p>12.14 ms</text:p>
          </table:table-cell>
          <table:table-cell office:value-type="float" office:value="11.713376">
            <text:p>11.71 ms</text:p>
          </table:table-cell>
          <table:table-cell office:value-type="float" office:value="13.776512">
            <text:p>13.78 ms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26.732384">
            <text:p>26.73 ms</text:p>
          </table:table-cell>
          <table:table-cell office:value-type="float" office:value="26.7984">
            <text:p>26.80 ms</text:p>
          </table:table-cell>
          <table:table-cell office:value-type="float" office:value="26.649632">
            <text:p>26.65 ms</text:p>
          </table:table-cell>
          <table:table-cell office:value-type="float" office:value="27.0016">
            <text:p>27.00 ms</text:p>
          </table:table-cell>
          <table:table-cell office:value-type="float" office:value="33.2907">
            <text:p>33.29 dB</text:p>
          </table:table-cell>
          <table:table-cell office:value-type="float" office:value="11.373568">
            <text:p>11.37 ms</text:p>
          </table:table-cell>
          <table:table-cell office:value-type="float" office:value="11.9358">
            <text:p>11.94 ms</text:p>
          </table:table-cell>
          <table:table-cell office:value-type="float" office:value="11.3448">
            <text:p>11.34 ms</text:p>
          </table:table-cell>
          <table:table-cell office:value-type="float" office:value="13.288896">
            <text:p>13.29 ms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26.695232">
            <text:p>26.70 ms</text:p>
          </table:table-cell>
          <table:table-cell office:value-type="float" office:value="26.7459">
            <text:p>26.75 ms</text:p>
          </table:table-cell>
          <table:table-cell office:value-type="float" office:value="26.620895">
            <text:p>26.62 ms</text:p>
          </table:table-cell>
          <table:table-cell office:value-type="float" office:value="26.916384">
            <text:p>26.92 ms</text:p>
          </table:table-cell>
          <table:table-cell office:value-type="float" office:value="32.2891">
            <text:p>32.29 dB</text:p>
          </table:table-cell>
          <table:table-cell office:value-type="float" office:value="10.944544">
            <text:p>10.94 ms</text:p>
          </table:table-cell>
          <table:table-cell office:value-type="float" office:value="11.2763">
            <text:p>11.28 ms</text:p>
          </table:table-cell>
          <table:table-cell office:value-type="float" office:value="10.91568">
            <text:p>10.92 ms</text:p>
          </table:table-cell>
          <table:table-cell office:value-type="float" office:value="12.645632">
            <text:p>12.65 ms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26.626368">
            <text:p>26.63 ms</text:p>
          </table:table-cell>
          <table:table-cell office:value-type="float" office:value="26.6589">
            <text:p>26.66 ms</text:p>
          </table:table-cell>
          <table:table-cell office:value-type="float" office:value="26.552511">
            <text:p>26.55 ms</text:p>
          </table:table-cell>
          <table:table-cell office:value-type="float" office:value="26.835297">
            <text:p>26.84 ms</text:p>
          </table:table-cell>
          <table:table-cell office:value-type="float" office:value="30.9668">
            <text:p>30.97 dB</text:p>
          </table:table-cell>
          <table:table-cell office:value-type="float" office:value="10.453824">
            <text:p>10.45 ms</text:p>
          </table:table-cell>
          <table:table-cell office:value-type="float" office:value="10.7674">
            <text:p>10.77 ms</text:p>
          </table:table-cell>
          <table:table-cell office:value-type="float" office:value="10.435392">
            <text:p>10.44 ms</text:p>
          </table:table-cell>
          <table:table-cell office:value-type="float" office:value="12.030336">
            <text:p>12.03 ms</text:p>
          </table:table-cell>
          <table:table-cell office:value-type="float" office:value="30.9135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26.714657">
            <text:p>26.71 ms</text:p>
          </table:table-cell>
          <table:table-cell office:value-type="float" office:value="26.6511">
            <text:p>26.65 ms</text:p>
          </table:table-cell>
          <table:table-cell office:value-type="float" office:value="26.50544">
            <text:p>26.51 ms</text:p>
          </table:table-cell>
          <table:table-cell office:value-type="float" office:value="26.802849">
            <text:p>26.80 ms</text:p>
          </table:table-cell>
          <table:table-cell office:value-type="float" office:value="28.9247">
            <text:p>28.92 dB</text:p>
          </table:table-cell>
          <table:table-cell office:value-type="float" office:value="9.911232">
            <text:p>9.91 ms</text:p>
          </table:table-cell>
          <table:table-cell office:value-type="float" office:value="10.3095">
            <text:p>10.31 ms</text:p>
          </table:table-cell>
          <table:table-cell office:value-type="float" office:value="9.88272">
            <text:p>9.88 ms</text:p>
          </table:table-cell>
          <table:table-cell office:value-type="float" office:value="11.273728">
            <text:p>11.27 ms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26.610016">
            <text:p>26.61 ms</text:p>
          </table:table-cell>
          <table:table-cell table:style-name="ce21" office:value-type="float" office:value="26.5666">
            <text:p>26.57 ms</text:p>
          </table:table-cell>
          <table:table-cell table:style-name="ce26" office:value-type="float" office:value="26.422625">
            <text:p>26.42 ms</text:p>
          </table:table-cell>
          <table:table-cell table:style-name="ce21" office:value-type="float" office:value="26.697632">
            <text:p>26.70 ms</text:p>
          </table:table-cell>
          <table:table-cell table:style-name="ce29" office:value-type="float" office:value="25.6219">
            <text:p>25.62 dB</text:p>
          </table:table-cell>
          <table:table-cell table:style-name="ce33" office:value-type="float" office:value="9.222848">
            <text:p>9.22 ms</text:p>
          </table:table-cell>
          <table:table-cell table:style-name="ce26" office:value-type="float" office:value="9.22099">
            <text:p>9.22 ms</text:p>
          </table:table-cell>
          <table:table-cell table:style-name="ce21" office:value-type="float" office:value="9.198976">
            <text:p>9.20 ms</text:p>
          </table:table-cell>
          <table:table-cell table:style-name="ce26" office:value-type="float" office:value="9.247328">
            <text:p>9.25 ms</text:p>
          </table:table-cell>
          <table:table-cell table:style-name="ce36" office:value-type="float" office:value="25.6613">
            <text:p>25.66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4" office:value-type="string">
            <text:p>airacuda.fi.muni.cz</text:p>
          </table:table-cell>
          <table:table-cell table:style-name="ce4"/>
          <table:table-cell table:style-name="ce4" office:value-type="string">
            <text:p>GeForce GTX 285 (1.3)</text:p>
          </table:table-cell>
          <table:table-cell table:style-name="ce11" table:number-columns-repeated="9"/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14" office:value-type="string" table:number-columns-spanned="5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5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14.314976">
            <text:p>14.31 ms</text:p>
          </table:table-cell>
          <table:table-cell table:style-name="ce19" office:value-type="float" office:value="14.3713">
            <text:p>14.37 ms</text:p>
          </table:table-cell>
          <table:table-cell table:style-name="ce24" office:value-type="float" office:value="14.293216">
            <text:p>14.29 ms</text:p>
          </table:table-cell>
          <table:table-cell table:style-name="ce19" office:value-type="float" office:value="14.93424">
            <text:p>14.93 ms</text:p>
          </table:table-cell>
          <table:table-cell table:style-name="ce27" office:value-type="float" office:value="46.2448">
            <text:p>46.24 dB</text:p>
          </table:table-cell>
          <table:table-cell table:style-name="ce31" office:value-type="float" office:value="25.245279">
            <text:p>25.25 ms</text:p>
          </table:table-cell>
          <table:table-cell table:style-name="ce24" office:value-type="float" office:value="25.2251">
            <text:p>25.23 ms</text:p>
          </table:table-cell>
          <table:table-cell table:style-name="ce19" office:value-type="float" office:value="25.073759">
            <text:p>25.07 ms</text:p>
          </table:table-cell>
          <table:table-cell table:style-name="ce24" office:value-type="float" office:value="25.328863">
            <text:p>25.33 ms</text:p>
          </table:table-cell>
          <table:table-cell table:style-name="ce34" office:value-type="float" office:value="47.1253">
            <text:p>47.13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10.805536">
            <text:p>10.81 ms</text:p>
          </table:table-cell>
          <table:table-cell office:value-type="float" office:value="10.798">
            <text:p>10.80 ms</text:p>
          </table:table-cell>
          <table:table-cell office:value-type="float" office:value="10.699488">
            <text:p>10.70 ms</text:p>
          </table:table-cell>
          <table:table-cell office:value-type="float" office:value="10.86">
            <text:p>10.86 ms</text:p>
          </table:table-cell>
          <table:table-cell office:value-type="float" office:value="40.1541">
            <text:p>40.15 dB</text:p>
          </table:table-cell>
          <table:table-cell office:value-type="float" office:value="12.424032">
            <text:p>12.42 ms</text:p>
          </table:table-cell>
          <table:table-cell office:value-type="float" office:value="12.4167">
            <text:p>12.42 ms</text:p>
          </table:table-cell>
          <table:table-cell office:value-type="float" office:value="12.3776">
            <text:p>12.38 ms</text:p>
          </table:table-cell>
          <table:table-cell office:value-type="float" office:value="12.45632">
            <text:p>12.46 ms</text:p>
          </table:table-cell>
          <table:table-cell office:value-type="float" office:value="40.6781">
            <text:p>40.68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10.350304">
            <text:p>10.35 ms</text:p>
          </table:table-cell>
          <table:table-cell office:value-type="float" office:value="10.3552">
            <text:p>10.36 ms</text:p>
          </table:table-cell>
          <table:table-cell office:value-type="float" office:value="10.294176">
            <text:p>10.29 ms</text:p>
          </table:table-cell>
          <table:table-cell office:value-type="float" office:value="10.41584">
            <text:p>10.42 ms</text:p>
          </table:table-cell>
          <table:table-cell office:value-type="float" office:value="37.4934">
            <text:p>37.49 dB</text:p>
          </table:table-cell>
          <table:table-cell office:value-type="float" office:value="9.88128">
            <text:p>9.88 ms</text:p>
          </table:table-cell>
          <table:table-cell office:value-type="float" office:value="9.87585">
            <text:p>9.88 ms</text:p>
          </table:table-cell>
          <table:table-cell office:value-type="float" office:value="9.820096">
            <text:p>9.82 ms</text:p>
          </table:table-cell>
          <table:table-cell office:value-type="float" office:value="9.942272">
            <text:p>9.94 ms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10.224608">
            <text:p>10.22 ms</text:p>
          </table:table-cell>
          <table:table-cell office:value-type="float" office:value="10.2187">
            <text:p>10.22 ms</text:p>
          </table:table-cell>
          <table:table-cell office:value-type="float" office:value="10.14112">
            <text:p>10.14 ms</text:p>
          </table:table-cell>
          <table:table-cell office:value-type="float" office:value="10.309664">
            <text:p>10.31 ms</text:p>
          </table:table-cell>
          <table:table-cell office:value-type="float" office:value="35.9866">
            <text:p>35.99 dB</text:p>
          </table:table-cell>
          <table:table-cell office:value-type="float" office:value="8.680352">
            <text:p>8.68 ms</text:p>
          </table:table-cell>
          <table:table-cell office:value-type="float" office:value="8.67497">
            <text:p>8.67 ms</text:p>
          </table:table-cell>
          <table:table-cell office:value-type="float" office:value="8.619488">
            <text:p>8.62 ms</text:p>
          </table:table-cell>
          <table:table-cell office:value-type="float" office:value="8.732416">
            <text:p>8.73 ms</text:p>
          </table:table-cell>
          <table:table-cell office:value-type="float" office:value="36.1773">
            <text:p>36.18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10.120832">
            <text:p>10.12 ms</text:p>
          </table:table-cell>
          <table:table-cell office:value-type="float" office:value="10.1208">
            <text:p>10.12 ms</text:p>
          </table:table-cell>
          <table:table-cell office:value-type="float" office:value="10.058208">
            <text:p>10.06 ms</text:p>
          </table:table-cell>
          <table:table-cell office:value-type="float" office:value="10.19456">
            <text:p>10.19 ms</text:p>
          </table:table-cell>
          <table:table-cell office:value-type="float" office:value="34.9768">
            <text:p>34.98 dB</text:p>
          </table:table-cell>
          <table:table-cell office:value-type="float" office:value="7.905344">
            <text:p>7.91 ms</text:p>
          </table:table-cell>
          <table:table-cell office:value-type="float" office:value="8.0287">
            <text:p>8.03 ms</text:p>
          </table:table-cell>
          <table:table-cell office:value-type="float" office:value="7.873504">
            <text:p>7.87 ms</text:p>
          </table:table-cell>
          <table:table-cell office:value-type="float" office:value="9.119136">
            <text:p>9.12 ms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9.975072">
            <text:p>9.98 ms</text:p>
          </table:table-cell>
          <table:table-cell office:value-type="float" office:value="10.0012">
            <text:p>10.00 ms</text:p>
          </table:table-cell>
          <table:table-cell office:value-type="float" office:value="9.947232">
            <text:p>9.95 ms</text:p>
          </table:table-cell>
          <table:table-cell office:value-type="float" office:value="10.08176">
            <text:p>10.08 ms</text:p>
          </table:table-cell>
          <table:table-cell office:value-type="float" office:value="34.1825">
            <text:p>34.18 dB</text:p>
          </table:table-cell>
          <table:table-cell office:value-type="float" office:value="7.363232">
            <text:p>7.36 ms</text:p>
          </table:table-cell>
          <table:table-cell office:value-type="float" office:value="7.36107">
            <text:p>7.36 ms</text:p>
          </table:table-cell>
          <table:table-cell office:value-type="float" office:value="7.32304">
            <text:p>7.32 ms</text:p>
          </table:table-cell>
          <table:table-cell office:value-type="float" office:value="7.402432">
            <text:p>7.40 ms</text:p>
          </table:table-cell>
          <table:table-cell office:value-type="float" office:value="34.3083">
            <text:p>34.31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9.960128">
            <text:p>9.96 ms</text:p>
          </table:table-cell>
          <table:table-cell office:value-type="float" office:value="9.95844">
            <text:p>9.96 ms</text:p>
          </table:table-cell>
          <table:table-cell office:value-type="float" office:value="9.89712">
            <text:p>9.90 ms</text:p>
          </table:table-cell>
          <table:table-cell office:value-type="float" office:value="10.036704">
            <text:p>10.04 ms</text:p>
          </table:table-cell>
          <table:table-cell office:value-type="float" office:value="33.6312">
            <text:p>33.63 dB</text:p>
          </table:table-cell>
          <table:table-cell office:value-type="float" office:value="7.011136">
            <text:p>7.01 ms</text:p>
          </table:table-cell>
          <table:table-cell office:value-type="float" office:value="7.00982">
            <text:p>7.01 ms</text:p>
          </table:table-cell>
          <table:table-cell office:value-type="float" office:value="6.964064">
            <text:p>6.96 ms</text:p>
          </table:table-cell>
          <table:table-cell office:value-type="float" office:value="7.053472">
            <text:p>7.05 ms</text:p>
          </table:table-cell>
          <table:table-cell office:value-type="float" office:value="33.7356">
            <text:p>33.74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9.914976">
            <text:p>9.91 ms</text:p>
          </table:table-cell>
          <table:table-cell office:value-type="float" office:value="9.92801">
            <text:p>9.93 ms</text:p>
          </table:table-cell>
          <table:table-cell office:value-type="float" office:value="9.77232">
            <text:p>9.77 ms</text:p>
          </table:table-cell>
          <table:table-cell office:value-type="float" office:value="10.085632">
            <text:p>10.09 ms</text:p>
          </table:table-cell>
          <table:table-cell office:value-type="float" office:value="33.1442">
            <text:p>33.14 dB</text:p>
          </table:table-cell>
          <table:table-cell office:value-type="float" office:value="8.381696">
            <text:p>8.38 ms</text:p>
          </table:table-cell>
          <table:table-cell office:value-type="float" office:value="8.38714">
            <text:p>8.39 ms</text:p>
          </table:table-cell>
          <table:table-cell office:value-type="float" office:value="8.357696">
            <text:p>8.36 ms</text:p>
          </table:table-cell>
          <table:table-cell office:value-type="float" office:value="8.436384">
            <text:p>8.44 ms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9.94992">
            <text:p>9.95 ms</text:p>
          </table:table-cell>
          <table:table-cell office:value-type="float" office:value="9.95">
            <text:p>9.95 ms</text:p>
          </table:table-cell>
          <table:table-cell office:value-type="float" office:value="9.801216">
            <text:p>9.80 ms</text:p>
          </table:table-cell>
          <table:table-cell office:value-type="float" office:value="10.087072">
            <text:p>10.09 ms</text:p>
          </table:table-cell>
          <table:table-cell office:value-type="float" office:value="32.7054">
            <text:p>32.71 dB</text:p>
          </table:table-cell>
          <table:table-cell office:value-type="float" office:value="6.420384">
            <text:p>6.42 ms</text:p>
          </table:table-cell>
          <table:table-cell office:value-type="float" office:value="6.42225">
            <text:p>6.42 ms</text:p>
          </table:table-cell>
          <table:table-cell office:value-type="float" office:value="6.39472">
            <text:p>6.39 ms</text:p>
          </table:table-cell>
          <table:table-cell office:value-type="float" office:value="6.465856">
            <text:p>6.47 ms</text:p>
          </table:table-cell>
          <table:table-cell office:value-type="float" office:value="32.793">
            <text:p>32.79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9.920864">
            <text:p>9.92 ms</text:p>
          </table:table-cell>
          <table:table-cell office:value-type="float" office:value="9.91585">
            <text:p>9.92 ms</text:p>
          </table:table-cell>
          <table:table-cell office:value-type="float" office:value="9.877088">
            <text:p>9.88 ms</text:p>
          </table:table-cell>
          <table:table-cell office:value-type="float" office:value="9.955808">
            <text:p>9.96 ms</text:p>
          </table:table-cell>
          <table:table-cell office:value-type="float" office:value="32.3347">
            <text:p>32.33 dB</text:p>
          </table:table-cell>
          <table:table-cell office:value-type="float" office:value="6.206528">
            <text:p>6.21 ms</text:p>
          </table:table-cell>
          <table:table-cell office:value-type="float" office:value="6.20563">
            <text:p>6.21 ms</text:p>
          </table:table-cell>
          <table:table-cell office:value-type="float" office:value="6.178688">
            <text:p>6.18 ms</text:p>
          </table:table-cell>
          <table:table-cell office:value-type="float" office:value="6.225184">
            <text:p>6.23 ms</text:p>
          </table:table-cell>
          <table:table-cell office:value-type="float" office:value="32.4318">
            <text:p>32.4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9.962016">
            <text:p>9.96 ms</text:p>
          </table:table-cell>
          <table:table-cell office:value-type="float" office:value="9.95374">
            <text:p>9.95 ms</text:p>
          </table:table-cell>
          <table:table-cell office:value-type="float" office:value="9.852064">
            <text:p>9.85 ms</text:p>
          </table:table-cell>
          <table:table-cell office:value-type="float" office:value="10.071808">
            <text:p>10.07 ms</text:p>
          </table:table-cell>
          <table:table-cell office:value-type="float" office:value="32.0338">
            <text:p>32.03 dB</text:p>
          </table:table-cell>
          <table:table-cell office:value-type="float" office:value="6.024448">
            <text:p>6.02 ms</text:p>
          </table:table-cell>
          <table:table-cell office:value-type="float" office:value="6.09669">
            <text:p>6.10 ms</text:p>
          </table:table-cell>
          <table:table-cell office:value-type="float" office:value="6.002176">
            <text:p>6.00 ms</text:p>
          </table:table-cell>
          <table:table-cell office:value-type="float" office:value="6.785824">
            <text:p>6.79 ms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10.023296">
            <text:p>10.02 ms</text:p>
          </table:table-cell>
          <table:table-cell office:value-type="float" office:value="9.99324">
            <text:p>9.99 ms</text:p>
          </table:table-cell>
          <table:table-cell office:value-type="float" office:value="9.798912">
            <text:p>9.80 ms</text:p>
          </table:table-cell>
          <table:table-cell office:value-type="float" office:value="10.061248">
            <text:p>10.06 ms</text:p>
          </table:table-cell>
          <table:table-cell office:value-type="float" office:value="31.7086">
            <text:p>31.71 dB</text:p>
          </table:table-cell>
          <table:table-cell office:value-type="float" office:value="5.869472">
            <text:p>5.87 ms</text:p>
          </table:table-cell>
          <table:table-cell office:value-type="float" office:value="5.86365">
            <text:p>5.86 ms</text:p>
          </table:table-cell>
          <table:table-cell office:value-type="float" office:value="5.82672">
            <text:p>5.83 ms</text:p>
          </table:table-cell>
          <table:table-cell office:value-type="float" office:value="5.886752">
            <text:p>5.89 ms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10.01952">
            <text:p>10.02 ms</text:p>
          </table:table-cell>
          <table:table-cell office:value-type="float" office:value="10.0029">
            <text:p>10.00 ms</text:p>
          </table:table-cell>
          <table:table-cell office:value-type="float" office:value="9.900096">
            <text:p>9.90 ms</text:p>
          </table:table-cell>
          <table:table-cell office:value-type="float" office:value="10.092">
            <text:p>10.09 ms</text:p>
          </table:table-cell>
          <table:table-cell office:value-type="float" office:value="31.3311">
            <text:p>31.33 dB</text:p>
          </table:table-cell>
          <table:table-cell office:value-type="float" office:value="5.664832">
            <text:p>5.66 ms</text:p>
          </table:table-cell>
          <table:table-cell office:value-type="float" office:value="5.6629">
            <text:p>5.66 ms</text:p>
          </table:table-cell>
          <table:table-cell office:value-type="float" office:value="5.64144">
            <text:p>5.64 ms</text:p>
          </table:table-cell>
          <table:table-cell office:value-type="float" office:value="5.70656">
            <text:p>5.71 ms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9.993664">
            <text:p>9.99 ms</text:p>
          </table:table-cell>
          <table:table-cell office:value-type="float" office:value="9.98836">
            <text:p>9.99 ms</text:p>
          </table:table-cell>
          <table:table-cell office:value-type="float" office:value="9.935392">
            <text:p>9.94 ms</text:p>
          </table:table-cell>
          <table:table-cell office:value-type="float" office:value="10.044928">
            <text:p>10.04 ms</text:p>
          </table:table-cell>
          <table:table-cell office:value-type="float" office:value="30.9543">
            <text:p>30.95 dB</text:p>
          </table:table-cell>
          <table:table-cell office:value-type="float" office:value="5.469344">
            <text:p>5.47 ms</text:p>
          </table:table-cell>
          <table:table-cell office:value-type="float" office:value="5.4719">
            <text:p>5.47 ms</text:p>
          </table:table-cell>
          <table:table-cell office:value-type="float" office:value="5.457888">
            <text:p>5.46 ms</text:p>
          </table:table-cell>
          <table:table-cell office:value-type="float" office:value="5.501824">
            <text:p>5.50 ms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10.001568">
            <text:p>10.00 ms</text:p>
          </table:table-cell>
          <table:table-cell office:value-type="float" office:value="9.99528">
            <text:p>10.00 ms</text:p>
          </table:table-cell>
          <table:table-cell office:value-type="float" office:value="9.908768">
            <text:p>9.91 ms</text:p>
          </table:table-cell>
          <table:table-cell office:value-type="float" office:value="10.05136">
            <text:p>10.05 ms</text:p>
          </table:table-cell>
          <table:table-cell office:value-type="float" office:value="30.4807">
            <text:p>30.48 dB</text:p>
          </table:table-cell>
          <table:table-cell office:value-type="float" office:value="5.271712">
            <text:p>5.27 ms</text:p>
          </table:table-cell>
          <table:table-cell office:value-type="float" office:value="5.26466">
            <text:p>5.26 ms</text:p>
          </table:table-cell>
          <table:table-cell office:value-type="float" office:value="5.24304">
            <text:p>5.24 ms</text:p>
          </table:table-cell>
          <table:table-cell office:value-type="float" office:value="5.280192">
            <text:p>5.28 ms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9.968">
            <text:p>9.97 ms</text:p>
          </table:table-cell>
          <table:table-cell office:value-type="float" office:value="9.95662">
            <text:p>9.96 ms</text:p>
          </table:table-cell>
          <table:table-cell office:value-type="float" office:value="9.885472">
            <text:p>9.89 ms</text:p>
          </table:table-cell>
          <table:table-cell office:value-type="float" office:value="10.043584">
            <text:p>10.04 ms</text:p>
          </table:table-cell>
          <table:table-cell office:value-type="float" office:value="29.8467">
            <text:p>29.85 dB</text:p>
          </table:table-cell>
          <table:table-cell office:value-type="float" office:value="5.01328">
            <text:p>5.01 ms</text:p>
          </table:table-cell>
          <table:table-cell office:value-type="float" office:value="5.01408">
            <text:p>5.01 ms</text:p>
          </table:table-cell>
          <table:table-cell office:value-type="float" office:value="4.99104">
            <text:p>4.99 ms</text:p>
          </table:table-cell>
          <table:table-cell office:value-type="float" office:value="5.049632">
            <text:p>5.05 ms</text:p>
          </table:table-cell>
          <table:table-cell office:value-type="float" office:value="29.8743">
            <text:p>29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0.10736">
            <text:p>10.11 ms</text:p>
          </table:table-cell>
          <table:table-cell office:value-type="float" office:value="10.1126">
            <text:p>10.11 ms</text:p>
          </table:table-cell>
          <table:table-cell office:value-type="float" office:value="10.074464">
            <text:p>10.07 ms</text:p>
          </table:table-cell>
          <table:table-cell office:value-type="float" office:value="10.17472">
            <text:p>10.17 ms</text:p>
          </table:table-cell>
          <table:table-cell office:value-type="float" office:value="29.0913">
            <text:p>29.09 dB</text:p>
          </table:table-cell>
          <table:table-cell office:value-type="float" office:value="4.743296">
            <text:p>4.74 ms</text:p>
          </table:table-cell>
          <table:table-cell office:value-type="float" office:value="4.75248">
            <text:p>4.75 ms</text:p>
          </table:table-cell>
          <table:table-cell office:value-type="float" office:value="4.734784">
            <text:p>4.73 ms</text:p>
          </table:table-cell>
          <table:table-cell office:value-type="float" office:value="4.791744">
            <text:p>4.79 ms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10.186528">
            <text:p>10.19 ms</text:p>
          </table:table-cell>
          <table:table-cell office:value-type="float" office:value="10.1932">
            <text:p>10.19 ms</text:p>
          </table:table-cell>
          <table:table-cell office:value-type="float" office:value="10.136544">
            <text:p>10.14 ms</text:p>
          </table:table-cell>
          <table:table-cell office:value-type="float" office:value="10.287072">
            <text:p>10.29 ms</text:p>
          </table:table-cell>
          <table:table-cell office:value-type="float" office:value="28.0987">
            <text:p>28.10 dB</text:p>
          </table:table-cell>
          <table:table-cell office:value-type="float" office:value="4.452608">
            <text:p>4.45 ms</text:p>
          </table:table-cell>
          <table:table-cell office:value-type="float" office:value="4.45351">
            <text:p>4.45 ms</text:p>
          </table:table-cell>
          <table:table-cell office:value-type="float" office:value="4.43408">
            <text:p>4.43 ms</text:p>
          </table:table-cell>
          <table:table-cell office:value-type="float" office:value="4.48208">
            <text:p>4.48 ms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10.383808">
            <text:p>10.38 ms</text:p>
          </table:table-cell>
          <table:table-cell office:value-type="float" office:value="10.3776">
            <text:p>10.38 ms</text:p>
          </table:table-cell>
          <table:table-cell office:value-type="float" office:value="10.335488">
            <text:p>10.34 ms</text:p>
          </table:table-cell>
          <table:table-cell office:value-type="float" office:value="10.399136">
            <text:p>10.40 ms</text:p>
          </table:table-cell>
          <table:table-cell office:value-type="float" office:value="26.5915">
            <text:p>26.59 dB</text:p>
          </table:table-cell>
          <table:table-cell office:value-type="float" office:value="4.090784">
            <text:p>4.09 ms</text:p>
          </table:table-cell>
          <table:table-cell office:value-type="float" office:value="4.09052">
            <text:p>4.09 ms</text:p>
          </table:table-cell>
          <table:table-cell office:value-type="float" office:value="4.079008">
            <text:p>4.08 ms</text:p>
          </table:table-cell>
          <table:table-cell office:value-type="float" office:value="4.104832">
            <text:p>4.10 ms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10.598016">
            <text:p>10.60 ms</text:p>
          </table:table-cell>
          <table:table-cell table:style-name="ce21" office:value-type="float" office:value="10.6018">
            <text:p>10.60 ms</text:p>
          </table:table-cell>
          <table:table-cell table:style-name="ce26" office:value-type="float" office:value="10.538592">
            <text:p>10.54 ms</text:p>
          </table:table-cell>
          <table:table-cell table:style-name="ce21" office:value-type="float" office:value="10.685344">
            <text:p>10.69 ms</text:p>
          </table:table-cell>
          <table:table-cell table:style-name="ce29" office:value-type="float" office:value="24.0711">
            <text:p>24.07 dB</text:p>
          </table:table-cell>
          <table:table-cell table:style-name="ce33" office:value-type="float" office:value="3.634272">
            <text:p>3.63 ms</text:p>
          </table:table-cell>
          <table:table-cell table:style-name="ce26" office:value-type="float" office:value="3.63542">
            <text:p>3.64 ms</text:p>
          </table:table-cell>
          <table:table-cell table:style-name="ce21" office:value-type="float" office:value="3.625664">
            <text:p>3.63 ms</text:p>
          </table:table-cell>
          <table:table-cell table:style-name="ce26" office:value-type="float" office:value="3.654528">
            <text:p>3.65 ms</text:p>
          </table:table-cell>
          <table:table-cell table:style-name="ce36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14" office:value-type="string" table:number-columns-spanned="5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5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55.900318">
            <text:p>55.90 ms</text:p>
          </table:table-cell>
          <table:table-cell table:style-name="ce19" office:value-type="float" office:value="56.0859">
            <text:p>56.09 ms</text:p>
          </table:table-cell>
          <table:table-cell table:style-name="ce24" office:value-type="float" office:value="55.850559">
            <text:p>55.85 ms</text:p>
          </table:table-cell>
          <table:table-cell table:style-name="ce19" office:value-type="float" office:value="57.828449">
            <text:p>57.83 ms</text:p>
          </table:table-cell>
          <table:table-cell table:style-name="ce27" office:value-type="float" office:value="46.2856">
            <text:p>46.29 dB</text:p>
          </table:table-cell>
          <table:table-cell table:style-name="ce31" office:value-type="float" office:value="87.673729">
            <text:p>87.67 ms</text:p>
          </table:table-cell>
          <table:table-cell table:style-name="ce24" office:value-type="float" office:value="87.7287">
            <text:p>87.73 ms</text:p>
          </table:table-cell>
          <table:table-cell table:style-name="ce19" office:value-type="float" office:value="87.472641">
            <text:p>87.47 ms</text:p>
          </table:table-cell>
          <table:table-cell table:style-name="ce24" office:value-type="float" office:value="88.202911">
            <text:p>88.20 ms</text:p>
          </table:table-cell>
          <table:table-cell table:style-name="ce34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45.785664">
            <text:p>45.79 ms</text:p>
          </table:table-cell>
          <table:table-cell office:value-type="float" office:value="45.8086">
            <text:p>45.81 ms</text:p>
          </table:table-cell>
          <table:table-cell office:value-type="float" office:value="45.590656">
            <text:p>45.59 ms</text:p>
          </table:table-cell>
          <table:table-cell office:value-type="float" office:value="46.575809">
            <text:p>46.58 ms</text:p>
          </table:table-cell>
          <table:table-cell office:value-type="float" office:value="42.2563">
            <text:p>42.26 dB</text:p>
          </table:table-cell>
          <table:table-cell office:value-type="float" office:value="39.964031">
            <text:p>39.96 ms</text:p>
          </table:table-cell>
          <table:table-cell office:value-type="float" office:value="39.9251">
            <text:p>39.93 ms</text:p>
          </table:table-cell>
          <table:table-cell office:value-type="float" office:value="39.799168">
            <text:p>39.80 ms</text:p>
          </table:table-cell>
          <table:table-cell office:value-type="float" office:value="40.0112">
            <text:p>40.01 ms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44.841824">
            <text:p>44.84 ms</text:p>
          </table:table-cell>
          <table:table-cell office:value-type="float" office:value="44.8066">
            <text:p>44.81 ms</text:p>
          </table:table-cell>
          <table:table-cell office:value-type="float" office:value="44.192097">
            <text:p>44.19 ms</text:p>
          </table:table-cell>
          <table:table-cell office:value-type="float" office:value="45.353214">
            <text:p>45.35 ms</text:p>
          </table:table-cell>
          <table:table-cell office:value-type="float" office:value="40.7199">
            <text:p>40.72 dB</text:p>
          </table:table-cell>
          <table:table-cell office:value-type="float" office:value="31.844032">
            <text:p>31.84 ms</text:p>
          </table:table-cell>
          <table:table-cell office:value-type="float" office:value="31.8614">
            <text:p>31.86 ms</text:p>
          </table:table-cell>
          <table:table-cell office:value-type="float" office:value="31.737535">
            <text:p>31.74 ms</text:p>
          </table:table-cell>
          <table:table-cell office:value-type="float" office:value="32.049854">
            <text:p>32.05 ms</text:p>
          </table:table-cell>
          <table:table-cell office:value-type="float" office:value="41.3321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42.129826">
            <text:p>42.13 ms</text:p>
          </table:table-cell>
          <table:table-cell office:value-type="float" office:value="41.6443">
            <text:p>41.64 ms</text:p>
          </table:table-cell>
          <table:table-cell office:value-type="float" office:value="39.30899">
            <text:p>39.31 ms</text:p>
          </table:table-cell>
          <table:table-cell office:value-type="float" office:value="43.770752">
            <text:p>43.77 ms</text:p>
          </table:table-cell>
          <table:table-cell office:value-type="float" office:value="39.8059">
            <text:p>39.81 dB</text:p>
          </table:table-cell>
          <table:table-cell office:value-type="float" office:value="28.415297">
            <text:p>28.42 ms</text:p>
          </table:table-cell>
          <table:table-cell office:value-type="float" office:value="28.4206">
            <text:p>28.42 ms</text:p>
          </table:table-cell>
          <table:table-cell office:value-type="float" office:value="28.310495">
            <text:p>28.31 ms</text:p>
          </table:table-cell>
          <table:table-cell office:value-type="float" office:value="28.573088">
            <text:p>28.57 ms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40.599072">
            <text:p>40.60 ms</text:p>
          </table:table-cell>
          <table:table-cell office:value-type="float" office:value="40.6166">
            <text:p>40.62 ms</text:p>
          </table:table-cell>
          <table:table-cell office:value-type="float" office:value="39.513569">
            <text:p>39.51 ms</text:p>
          </table:table-cell>
          <table:table-cell office:value-type="float" office:value="43.049633">
            <text:p>43.05 ms</text:p>
          </table:table-cell>
          <table:table-cell office:value-type="float" office:value="39.0916">
            <text:p>39.09 dB</text:p>
          </table:table-cell>
          <table:table-cell office:value-type="float" office:value="26.318975">
            <text:p>26.32 ms</text:p>
          </table:table-cell>
          <table:table-cell office:value-type="float" office:value="26.3174">
            <text:p>26.32 ms</text:p>
          </table:table-cell>
          <table:table-cell office:value-type="float" office:value="26.257696">
            <text:p>26.26 ms</text:p>
          </table:table-cell>
          <table:table-cell office:value-type="float" office:value="26.371777">
            <text:p>26.37 ms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40.177246">
            <text:p>40.18 ms</text:p>
          </table:table-cell>
          <table:table-cell office:value-type="float" office:value="40.1548">
            <text:p>40.15 ms</text:p>
          </table:table-cell>
          <table:table-cell office:value-type="float" office:value="38.374432">
            <text:p>38.37 ms</text:p>
          </table:table-cell>
          <table:table-cell office:value-type="float" office:value="42.638527">
            <text:p>42.64 ms</text:p>
          </table:table-cell>
          <table:table-cell office:value-type="float" office:value="38.447">
            <text:p>38.45 dB</text:p>
          </table:table-cell>
          <table:table-cell office:value-type="float" office:value="24.805056">
            <text:p>24.81 ms</text:p>
          </table:table-cell>
          <table:table-cell office:value-type="float" office:value="24.806">
            <text:p>24.81 ms</text:p>
          </table:table-cell>
          <table:table-cell office:value-type="float" office:value="24.7672">
            <text:p>24.77 ms</text:p>
          </table:table-cell>
          <table:table-cell office:value-type="float" office:value="24.862848">
            <text:p>24.86 ms</text:p>
          </table:table-cell>
          <table:table-cell office:value-type="float" office:value="38.7826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39.805534">
            <text:p>39.81 ms</text:p>
          </table:table-cell>
          <table:table-cell office:value-type="float" office:value="39.7083">
            <text:p>39.71 ms</text:p>
          </table:table-cell>
          <table:table-cell office:value-type="float" office:value="37.671585">
            <text:p>37.67 ms</text:p>
          </table:table-cell>
          <table:table-cell office:value-type="float" office:value="42.440865">
            <text:p>42.44 ms</text:p>
          </table:table-cell>
          <table:table-cell office:value-type="float" office:value="37.9557">
            <text:p>37.96 dB</text:p>
          </table:table-cell>
          <table:table-cell office:value-type="float" office:value="23.810112">
            <text:p>23.81 ms</text:p>
          </table:table-cell>
          <table:table-cell office:value-type="float" office:value="23.7965">
            <text:p>23.80 ms</text:p>
          </table:table-cell>
          <table:table-cell office:value-type="float" office:value="23.699903">
            <text:p>23.70 ms</text:p>
          </table:table-cell>
          <table:table-cell office:value-type="float" office:value="23.849504">
            <text:p>23.85 ms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38.866528">
            <text:p>38.87 ms</text:p>
          </table:table-cell>
          <table:table-cell office:value-type="float" office:value="39.123">
            <text:p>39.12 ms</text:p>
          </table:table-cell>
          <table:table-cell office:value-type="float" office:value="37.563007">
            <text:p>37.56 ms</text:p>
          </table:table-cell>
          <table:table-cell office:value-type="float" office:value="42.479904">
            <text:p>42.48 ms</text:p>
          </table:table-cell>
          <table:table-cell office:value-type="float" office:value="37.4686">
            <text:p>37.47 dB</text:p>
          </table:table-cell>
          <table:table-cell office:value-type="float" office:value="22.928864">
            <text:p>22.93 ms</text:p>
          </table:table-cell>
          <table:table-cell office:value-type="float" office:value="22.9352">
            <text:p>22.94 ms</text:p>
          </table:table-cell>
          <table:table-cell office:value-type="float" office:value="22.902336">
            <text:p>22.90 ms</text:p>
          </table:table-cell>
          <table:table-cell office:value-type="float" office:value="22.987232">
            <text:p>22.99 ms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38.556736">
            <text:p>38.56 ms</text:p>
          </table:table-cell>
          <table:table-cell office:value-type="float" office:value="38.664">
            <text:p>38.66 ms</text:p>
          </table:table-cell>
          <table:table-cell office:value-type="float" office:value="36.797825">
            <text:p>36.80 ms</text:p>
          </table:table-cell>
          <table:table-cell office:value-type="float" office:value="42.614559">
            <text:p>42.61 ms</text:p>
          </table:table-cell>
          <table:table-cell office:value-type="float" office:value="36.9363">
            <text:p>36.94 dB</text:p>
          </table:table-cell>
          <table:table-cell office:value-type="float" office:value="22.20896">
            <text:p>22.21 ms</text:p>
          </table:table-cell>
          <table:table-cell office:value-type="float" office:value="22.2103">
            <text:p>22.21 ms</text:p>
          </table:table-cell>
          <table:table-cell office:value-type="float" office:value="22.152033">
            <text:p>22.15 ms</text:p>
          </table:table-cell>
          <table:table-cell office:value-type="float" office:value="22.276352">
            <text:p>22.28 ms</text:p>
          </table:table-cell>
          <table:table-cell office:value-type="float" office:value="37.1773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39.262402">
            <text:p>39.26 ms</text:p>
          </table:table-cell>
          <table:table-cell office:value-type="float" office:value="39.1307">
            <text:p>39.13 ms</text:p>
          </table:table-cell>
          <table:table-cell office:value-type="float" office:value="36.871231">
            <text:p>36.87 ms</text:p>
          </table:table-cell>
          <table:table-cell office:value-type="float" office:value="41.986465">
            <text:p>41.99 ms</text:p>
          </table:table-cell>
          <table:table-cell office:value-type="float" office:value="36.4798">
            <text:p>36.48 dB</text:p>
          </table:table-cell>
          <table:table-cell office:value-type="float" office:value="21.610464">
            <text:p>21.61 ms</text:p>
          </table:table-cell>
          <table:table-cell office:value-type="float" office:value="21.6005">
            <text:p>21.60 ms</text:p>
          </table:table-cell>
          <table:table-cell office:value-type="float" office:value="21.522432">
            <text:p>21.52 ms</text:p>
          </table:table-cell>
          <table:table-cell office:value-type="float" office:value="21.660448">
            <text:p>21.66 ms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39.153759">
            <text:p>39.15 ms</text:p>
          </table:table-cell>
          <table:table-cell office:value-type="float" office:value="39.2391">
            <text:p>39.24 ms</text:p>
          </table:table-cell>
          <table:table-cell office:value-type="float" office:value="37.583233">
            <text:p>37.58 ms</text:p>
          </table:table-cell>
          <table:table-cell office:value-type="float" office:value="42.147137">
            <text:p>42.15 ms</text:p>
          </table:table-cell>
          <table:table-cell office:value-type="float" office:value="36.1525">
            <text:p>36.15 dB</text:p>
          </table:table-cell>
          <table:table-cell office:value-type="float" office:value="21.023169">
            <text:p>21.02 ms</text:p>
          </table:table-cell>
          <table:table-cell office:value-type="float" office:value="21.0281">
            <text:p>21.03 ms</text:p>
          </table:table-cell>
          <table:table-cell office:value-type="float" office:value="20.984928">
            <text:p>20.98 ms</text:p>
          </table:table-cell>
          <table:table-cell office:value-type="float" office:value="21.127808">
            <text:p>21.13 ms</text:p>
          </table:table-cell>
          <table:table-cell office:value-type="float" office:value="36.3341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39.686562">
            <text:p>39.69 ms</text:p>
          </table:table-cell>
          <table:table-cell office:value-type="float" office:value="39.8899">
            <text:p>39.89 ms</text:p>
          </table:table-cell>
          <table:table-cell office:value-type="float" office:value="38.106369">
            <text:p>38.11 ms</text:p>
          </table:table-cell>
          <table:table-cell office:value-type="float" office:value="42.420353">
            <text:p>42.42 ms</text:p>
          </table:table-cell>
          <table:table-cell office:value-type="float" office:value="35.7223">
            <text:p>35.72 dB</text:p>
          </table:table-cell>
          <table:table-cell office:value-type="float" office:value="20.57312">
            <text:p>20.57 ms</text:p>
          </table:table-cell>
          <table:table-cell office:value-type="float" office:value="20.5761">
            <text:p>20.58 ms</text:p>
          </table:table-cell>
          <table:table-cell office:value-type="float" office:value="20.547424">
            <text:p>20.55 ms</text:p>
          </table:table-cell>
          <table:table-cell office:value-type="float" office:value="20.608288">
            <text:p>20.61 ms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40.402912">
            <text:p>40.40 ms</text:p>
          </table:table-cell>
          <table:table-cell office:value-type="float" office:value="40.2697">
            <text:p>40.27 ms</text:p>
          </table:table-cell>
          <table:table-cell office:value-type="float" office:value="38.82893">
            <text:p>38.83 ms</text:p>
          </table:table-cell>
          <table:table-cell office:value-type="float" office:value="42.661793">
            <text:p>42.66 ms</text:p>
          </table:table-cell>
          <table:table-cell office:value-type="float" office:value="35.2506">
            <text:p>35.25 dB</text:p>
          </table:table-cell>
          <table:table-cell office:value-type="float" office:value="20.000736">
            <text:p>20.00 ms</text:p>
          </table:table-cell>
          <table:table-cell office:value-type="float" office:value="19.9881">
            <text:p>19.99 ms</text:p>
          </table:table-cell>
          <table:table-cell office:value-type="float" office:value="19.94112">
            <text:p>19.94 ms</text:p>
          </table:table-cell>
          <table:table-cell office:value-type="float" office:value="20.0208">
            <text:p>20.02 ms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40.216606">
            <text:p>40.22 ms</text:p>
          </table:table-cell>
          <table:table-cell office:value-type="float" office:value="40.7176">
            <text:p>40.72 ms</text:p>
          </table:table-cell>
          <table:table-cell office:value-type="float" office:value="39.471134">
            <text:p>39.47 ms</text:p>
          </table:table-cell>
          <table:table-cell office:value-type="float" office:value="42.856064">
            <text:p>42.86 ms</text:p>
          </table:table-cell>
          <table:table-cell office:value-type="float" office:value="34.7559">
            <text:p>34.76 dB</text:p>
          </table:table-cell>
          <table:table-cell office:value-type="float" office:value="19.428768">
            <text:p>19.43 ms</text:p>
          </table:table-cell>
          <table:table-cell office:value-type="float" office:value="19.4361">
            <text:p>19.44 ms</text:p>
          </table:table-cell>
          <table:table-cell office:value-type="float" office:value="19.400225">
            <text:p>19.40 ms</text:p>
          </table:table-cell>
          <table:table-cell office:value-type="float" office:value="19.491648">
            <text:p>19.49 ms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40.86784">
            <text:p>40.87 ms</text:p>
          </table:table-cell>
          <table:table-cell office:value-type="float" office:value="41.1009">
            <text:p>41.10 ms</text:p>
          </table:table-cell>
          <table:table-cell office:value-type="float" office:value="39.489407">
            <text:p>39.49 ms</text:p>
          </table:table-cell>
          <table:table-cell office:value-type="float" office:value="43.087135">
            <text:p>43.09 ms</text:p>
          </table:table-cell>
          <table:table-cell office:value-type="float" office:value="34.1761">
            <text:p>34.18 dB</text:p>
          </table:table-cell>
          <table:table-cell office:value-type="float" office:value="18.841375">
            <text:p>18.84 ms</text:p>
          </table:table-cell>
          <table:table-cell office:value-type="float" office:value="18.8392">
            <text:p>18.84 ms</text:p>
          </table:table-cell>
          <table:table-cell office:value-type="float" office:value="18.81616">
            <text:p>18.82 ms</text:p>
          </table:table-cell>
          <table:table-cell office:value-type="float" office:value="18.859713">
            <text:p>18.86 ms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40.773121">
            <text:p>40.77 ms</text:p>
          </table:table-cell>
          <table:table-cell office:value-type="float" office:value="40.9132">
            <text:p>40.91 ms</text:p>
          </table:table-cell>
          <table:table-cell office:value-type="float" office:value="39.440544">
            <text:p>39.44 ms</text:p>
          </table:table-cell>
          <table:table-cell office:value-type="float" office:value="43.133888">
            <text:p>43.13 ms</text:p>
          </table:table-cell>
          <table:table-cell office:value-type="float" office:value="33.2907">
            <text:p>33.29 dB</text:p>
          </table:table-cell>
          <table:table-cell office:value-type="float" office:value="18.15472">
            <text:p>18.15 ms</text:p>
          </table:table-cell>
          <table:table-cell office:value-type="float" office:value="18.143">
            <text:p>18.14 ms</text:p>
          </table:table-cell>
          <table:table-cell office:value-type="float" office:value="18.093248">
            <text:p>18.09 ms</text:p>
          </table:table-cell>
          <table:table-cell office:value-type="float" office:value="18.177856">
            <text:p>18.18 ms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41.25843">
            <text:p>41.26 ms</text:p>
          </table:table-cell>
          <table:table-cell office:value-type="float" office:value="41.2452">
            <text:p>41.25 ms</text:p>
          </table:table-cell>
          <table:table-cell office:value-type="float" office:value="39.863998">
            <text:p>39.86 ms</text:p>
          </table:table-cell>
          <table:table-cell office:value-type="float" office:value="42.843712">
            <text:p>42.84 ms</text:p>
          </table:table-cell>
          <table:table-cell office:value-type="float" office:value="32.2891">
            <text:p>32.29 dB</text:p>
          </table:table-cell>
          <table:table-cell office:value-type="float" office:value="17.361729">
            <text:p>17.36 ms</text:p>
          </table:table-cell>
          <table:table-cell office:value-type="float" office:value="17.3648">
            <text:p>17.36 ms</text:p>
          </table:table-cell>
          <table:table-cell office:value-type="float" office:value="17.346464">
            <text:p>17.35 ms</text:p>
          </table:table-cell>
          <table:table-cell office:value-type="float" office:value="17.37776">
            <text:p>17.38 ms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41.432159">
            <text:p>41.43 ms</text:p>
          </table:table-cell>
          <table:table-cell office:value-type="float" office:value="41.5712">
            <text:p>41.57 ms</text:p>
          </table:table-cell>
          <table:table-cell office:value-type="float" office:value="40.797665">
            <text:p>40.80 ms</text:p>
          </table:table-cell>
          <table:table-cell office:value-type="float" office:value="43.175392">
            <text:p>43.18 ms</text:p>
          </table:table-cell>
          <table:table-cell office:value-type="float" office:value="30.9668">
            <text:p>30.97 dB</text:p>
          </table:table-cell>
          <table:table-cell office:value-type="float" office:value="16.519775">
            <text:p>16.52 ms</text:p>
          </table:table-cell>
          <table:table-cell office:value-type="float" office:value="16.5206">
            <text:p>16.52 ms</text:p>
          </table:table-cell>
          <table:table-cell office:value-type="float" office:value="16.468927">
            <text:p>16.47 ms</text:p>
          </table:table-cell>
          <table:table-cell office:value-type="float" office:value="16.566401">
            <text:p>16.57 ms</text:p>
          </table:table-cell>
          <table:table-cell office:value-type="float" office:value="30.9136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44.632671">
            <text:p>44.63 ms</text:p>
          </table:table-cell>
          <table:table-cell office:value-type="float" office:value="44.5149">
            <text:p>44.51 ms</text:p>
          </table:table-cell>
          <table:table-cell office:value-type="float" office:value="43.97757">
            <text:p>43.98 ms</text:p>
          </table:table-cell>
          <table:table-cell office:value-type="float" office:value="44.919296">
            <text:p>44.92 ms</text:p>
          </table:table-cell>
          <table:table-cell office:value-type="float" office:value="28.9247">
            <text:p>28.92 dB</text:p>
          </table:table-cell>
          <table:table-cell office:value-type="float" office:value="15.501344">
            <text:p>15.50 ms</text:p>
          </table:table-cell>
          <table:table-cell office:value-type="float" office:value="15.5012">
            <text:p>15.50 ms</text:p>
          </table:table-cell>
          <table:table-cell office:value-type="float" office:value="15.467296">
            <text:p>15.47 ms</text:p>
          </table:table-cell>
          <table:table-cell office:value-type="float" office:value="15.531136">
            <text:p>15.53 ms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45.559841">
            <text:p>45.56 ms</text:p>
          </table:table-cell>
          <table:table-cell table:style-name="ce21" office:value-type="float" office:value="45.4559">
            <text:p>45.46 ms</text:p>
          </table:table-cell>
          <table:table-cell table:style-name="ce26" office:value-type="float" office:value="45.117058">
            <text:p>45.12 ms</text:p>
          </table:table-cell>
          <table:table-cell table:style-name="ce21" office:value-type="float" office:value="45.773567">
            <text:p>45.77 ms</text:p>
          </table:table-cell>
          <table:table-cell table:style-name="ce29" office:value-type="float" office:value="25.6219">
            <text:p>25.62 dB</text:p>
          </table:table-cell>
          <table:table-cell table:style-name="ce33" office:value-type="float" office:value="14.167104">
            <text:p>14.17 ms</text:p>
          </table:table-cell>
          <table:table-cell table:style-name="ce26" office:value-type="float" office:value="14.1653">
            <text:p>14.17 ms</text:p>
          </table:table-cell>
          <table:table-cell table:style-name="ce21" office:value-type="float" office:value="14.129536">
            <text:p>14.13 ms</text:p>
          </table:table-cell>
          <table:table-cell table:style-name="ce26" office:value-type="float" office:value="14.229312">
            <text:p>14.23 ms</text:p>
          </table:table-cell>
          <table:table-cell table:style-name="ce36" office:value-type="float" office:value="25.6613">
            <text:p>25.66 dB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4" office:value-type="string">
            <text:p>Inter Core 2 Duo 3.2GHz</text:p>
          </table:table-cell>
          <table:table-cell table:style-name="ce11"/>
          <table:table-cell table:style-name="ce4" office:value-type="string">
            <text:p>GeForce 9800GT (c.c. 1.1)</text:p>
          </table:table-cell>
          <table:table-cell table:style-name="ce11" table:number-columns-repeated="9"/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4">
          <table:table-cell/>
          <table:table-cell table:style-name="ce1" office:value-type="string">
            <text:p>HD 1920x1080</text:p>
          </table:table-cell>
          <table:table-cell table:style-name="Default"/>
          <table:table-cell table:style-name="ce14" office:value-type="string" table:number-columns-spanned="5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5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42.251007">
            <text:p>42.25 ms</text:p>
          </table:table-cell>
          <table:table-cell table:style-name="ce19" office:value-type="float" office:value="42.1822">
            <text:p>42.18 ms</text:p>
          </table:table-cell>
          <table:table-cell table:style-name="ce24" office:value-type="float" office:value="41.561985">
            <text:p>41.56 ms</text:p>
          </table:table-cell>
          <table:table-cell table:style-name="ce19" office:value-type="float" office:value="42.520447">
            <text:p>42.52 ms</text:p>
          </table:table-cell>
          <table:table-cell table:style-name="ce27" office:value-type="float" office:value="46.2448">
            <text:p>46.24 dB</text:p>
          </table:table-cell>
          <table:table-cell table:style-name="ce31" office:value-type="float" office:value="90.363007">
            <text:p>90.36 ms</text:p>
          </table:table-cell>
          <table:table-cell table:style-name="ce24" office:value-type="float" office:value="90.2924">
            <text:p>90.29 ms</text:p>
          </table:table-cell>
          <table:table-cell table:style-name="ce19" office:value-type="float" office:value="89.727364">
            <text:p>89.73 ms</text:p>
          </table:table-cell>
          <table:table-cell table:style-name="ce24" office:value-type="float" office:value="90.765694">
            <text:p>90.77 ms</text:p>
          </table:table-cell>
          <table:table-cell table:style-name="ce34" office:value-type="float" office:value="47.1253">
            <text:p>47.13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29.696768">
            <text:p>29.70 ms</text:p>
          </table:table-cell>
          <table:table-cell office:value-type="float" office:value="29.6144">
            <text:p>29.61 ms</text:p>
          </table:table-cell>
          <table:table-cell office:value-type="float" office:value="28.766815">
            <text:p>28.77 ms</text:p>
          </table:table-cell>
          <table:table-cell office:value-type="float" office:value="30.186272">
            <text:p>30.19 ms</text:p>
          </table:table-cell>
          <table:table-cell office:value-type="float" office:value="40.1541">
            <text:p>40.15 dB</text:p>
          </table:table-cell>
          <table:table-cell office:value-type="float" office:value="36.752865">
            <text:p>36.75 ms</text:p>
          </table:table-cell>
          <table:table-cell office:value-type="float" office:value="36.8947">
            <text:p>36.89 ms</text:p>
          </table:table-cell>
          <table:table-cell office:value-type="float" office:value="36.666431">
            <text:p>36.67 ms</text:p>
          </table:table-cell>
          <table:table-cell office:value-type="float" office:value="37.332321">
            <text:p>37.33 ms</text:p>
          </table:table-cell>
          <table:table-cell office:value-type="float" office:value="40.6781">
            <text:p>40.68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27.985952">
            <text:p>27.99 ms</text:p>
          </table:table-cell>
          <table:table-cell office:value-type="float" office:value="27.9441">
            <text:p>27.94 ms</text:p>
          </table:table-cell>
          <table:table-cell office:value-type="float" office:value="27.359232">
            <text:p>27.36 ms</text:p>
          </table:table-cell>
          <table:table-cell office:value-type="float" office:value="28.5264">
            <text:p>28.53 ms</text:p>
          </table:table-cell>
          <table:table-cell office:value-type="float" office:value="37.4934">
            <text:p>37.49 dB</text:p>
          </table:table-cell>
          <table:table-cell office:value-type="float" office:value="30.346272">
            <text:p>30.35 ms</text:p>
          </table:table-cell>
          <table:table-cell office:value-type="float" office:value="30.2887">
            <text:p>30.29 ms</text:p>
          </table:table-cell>
          <table:table-cell office:value-type="float" office:value="29.85008">
            <text:p>29.85 ms</text:p>
          </table:table-cell>
          <table:table-cell office:value-type="float" office:value="30.476801">
            <text:p>30.48 ms</text:p>
          </table:table-cell>
          <table:table-cell office:value-type="float" office:value="37.781">
            <text:p>37.78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26.612513">
            <text:p>26.61 ms</text:p>
          </table:table-cell>
          <table:table-cell office:value-type="float" office:value="26.7103">
            <text:p>26.71 ms</text:p>
          </table:table-cell>
          <table:table-cell office:value-type="float" office:value="25.868992">
            <text:p>25.87 ms</text:p>
          </table:table-cell>
          <table:table-cell office:value-type="float" office:value="27.535135">
            <text:p>27.54 ms</text:p>
          </table:table-cell>
          <table:table-cell office:value-type="float" office:value="35.9866">
            <text:p>35.99 dB</text:p>
          </table:table-cell>
          <table:table-cell office:value-type="float" office:value="28.007936">
            <text:p>28.01 ms</text:p>
          </table:table-cell>
          <table:table-cell office:value-type="float" office:value="27.9344">
            <text:p>27.93 ms</text:p>
          </table:table-cell>
          <table:table-cell office:value-type="float" office:value="27.544191">
            <text:p>27.54 ms</text:p>
          </table:table-cell>
          <table:table-cell office:value-type="float" office:value="28.493759">
            <text:p>28.49 ms</text:p>
          </table:table-cell>
          <table:table-cell office:value-type="float" office:value="36.1773">
            <text:p>36.18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26.792192">
            <text:p>26.79 ms</text:p>
          </table:table-cell>
          <table:table-cell office:value-type="float" office:value="26.7697">
            <text:p>26.77 ms</text:p>
          </table:table-cell>
          <table:table-cell office:value-type="float" office:value="26.327808">
            <text:p>26.33 ms</text:p>
          </table:table-cell>
          <table:table-cell office:value-type="float" office:value="27.452097">
            <text:p>27.45 ms</text:p>
          </table:table-cell>
          <table:table-cell office:value-type="float" office:value="34.9768">
            <text:p>34.98 dB</text:p>
          </table:table-cell>
          <table:table-cell office:value-type="float" office:value="25.933599">
            <text:p>25.93 ms</text:p>
          </table:table-cell>
          <table:table-cell office:value-type="float" office:value="25.8435">
            <text:p>25.84 ms</text:p>
          </table:table-cell>
          <table:table-cell office:value-type="float" office:value="25.423391">
            <text:p>25.42 ms</text:p>
          </table:table-cell>
          <table:table-cell office:value-type="float" office:value="26.358912">
            <text:p>26.36 ms</text:p>
          </table:table-cell>
          <table:table-cell office:value-type="float" office:value="35.1174">
            <text:p>35.12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26.231615">
            <text:p>26.23 ms</text:p>
          </table:table-cell>
          <table:table-cell office:value-type="float" office:value="26.1137">
            <text:p>26.11 ms</text:p>
          </table:table-cell>
          <table:table-cell office:value-type="float" office:value="25.567776">
            <text:p>25.57 ms</text:p>
          </table:table-cell>
          <table:table-cell office:value-type="float" office:value="26.50032">
            <text:p>26.50 ms</text:p>
          </table:table-cell>
          <table:table-cell office:value-type="float" office:value="34.1825">
            <text:p>34.18 dB</text:p>
          </table:table-cell>
          <table:table-cell office:value-type="float" office:value="24.686848">
            <text:p>24.69 ms</text:p>
          </table:table-cell>
          <table:table-cell office:value-type="float" office:value="24.5951">
            <text:p>24.60 ms</text:p>
          </table:table-cell>
          <table:table-cell office:value-type="float" office:value="24.097857">
            <text:p>24.10 ms</text:p>
          </table:table-cell>
          <table:table-cell office:value-type="float" office:value="24.762272">
            <text:p>24.76 ms</text:p>
          </table:table-cell>
          <table:table-cell office:value-type="float" office:value="34.3083">
            <text:p>34.31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25.928064">
            <text:p>25.93 ms</text:p>
          </table:table-cell>
          <table:table-cell office:value-type="float" office:value="25.8272">
            <text:p>25.83 ms</text:p>
          </table:table-cell>
          <table:table-cell office:value-type="float" office:value="25.18416">
            <text:p>25.18 ms</text:p>
          </table:table-cell>
          <table:table-cell office:value-type="float" office:value="26.584064">
            <text:p>26.58 ms</text:p>
          </table:table-cell>
          <table:table-cell office:value-type="float" office:value="33.6312">
            <text:p>33.63 dB</text:p>
          </table:table-cell>
          <table:table-cell office:value-type="float" office:value="24.134687">
            <text:p>24.13 ms</text:p>
          </table:table-cell>
          <table:table-cell office:value-type="float" office:value="24.0765">
            <text:p>24.08 ms</text:p>
          </table:table-cell>
          <table:table-cell office:value-type="float" office:value="23.61264">
            <text:p>23.61 ms</text:p>
          </table:table-cell>
          <table:table-cell office:value-type="float" office:value="24.638241">
            <text:p>24.64 ms</text:p>
          </table:table-cell>
          <table:table-cell office:value-type="float" office:value="33.7356">
            <text:p>33.74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25.843103">
            <text:p>25.84 ms</text:p>
          </table:table-cell>
          <table:table-cell office:value-type="float" office:value="25.8715">
            <text:p>25.87 ms</text:p>
          </table:table-cell>
          <table:table-cell office:value-type="float" office:value="25.418177">
            <text:p>25.42 ms</text:p>
          </table:table-cell>
          <table:table-cell office:value-type="float" office:value="26.66048">
            <text:p>26.66 ms</text:p>
          </table:table-cell>
          <table:table-cell office:value-type="float" office:value="33.1442">
            <text:p>33.14 dB</text:p>
          </table:table-cell>
          <table:table-cell office:value-type="float" office:value="23.380352">
            <text:p>23.38 ms</text:p>
          </table:table-cell>
          <table:table-cell office:value-type="float" office:value="23.2522">
            <text:p>23.25 ms</text:p>
          </table:table-cell>
          <table:table-cell office:value-type="float" office:value="22.885088">
            <text:p>22.89 ms</text:p>
          </table:table-cell>
          <table:table-cell office:value-type="float" office:value="23.705313">
            <text:p>23.71 ms</text:p>
          </table:table-cell>
          <table:table-cell office:value-type="float" office:value="33.2197">
            <text:p>33.22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25.651424">
            <text:p>25.65 ms</text:p>
          </table:table-cell>
          <table:table-cell office:value-type="float" office:value="25.6351">
            <text:p>25.64 ms</text:p>
          </table:table-cell>
          <table:table-cell office:value-type="float" office:value="24.816959">
            <text:p>24.82 ms</text:p>
          </table:table-cell>
          <table:table-cell office:value-type="float" office:value="26.492512">
            <text:p>26.49 ms</text:p>
          </table:table-cell>
          <table:table-cell office:value-type="float" office:value="32.7054">
            <text:p>32.71 dB</text:p>
          </table:table-cell>
          <table:table-cell office:value-type="float" office:value="22.653185">
            <text:p>22.65 ms</text:p>
          </table:table-cell>
          <table:table-cell office:value-type="float" office:value="22.568">
            <text:p>22.57 ms</text:p>
          </table:table-cell>
          <table:table-cell office:value-type="float" office:value="22.175873">
            <text:p>22.18 ms</text:p>
          </table:table-cell>
          <table:table-cell office:value-type="float" office:value="22.812351">
            <text:p>22.81 ms</text:p>
          </table:table-cell>
          <table:table-cell office:value-type="float" office:value="32.793">
            <text:p>32.79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25.691999">
            <text:p>25.69 ms</text:p>
          </table:table-cell>
          <table:table-cell office:value-type="float" office:value="25.665">
            <text:p>25.67 ms</text:p>
          </table:table-cell>
          <table:table-cell office:value-type="float" office:value="25.457409">
            <text:p>25.46 ms</text:p>
          </table:table-cell>
          <table:table-cell office:value-type="float" office:value="25.769793">
            <text:p>25.77 ms</text:p>
          </table:table-cell>
          <table:table-cell office:value-type="float" office:value="32.3347">
            <text:p>32.33 dB</text:p>
          </table:table-cell>
          <table:table-cell office:value-type="float" office:value="22.430752">
            <text:p>22.43 ms</text:p>
          </table:table-cell>
          <table:table-cell office:value-type="float" office:value="22.3697">
            <text:p>22.37 ms</text:p>
          </table:table-cell>
          <table:table-cell office:value-type="float" office:value="21.869696">
            <text:p>21.87 ms</text:p>
          </table:table-cell>
          <table:table-cell office:value-type="float" office:value="22.899809">
            <text:p>22.90 ms</text:p>
          </table:table-cell>
          <table:table-cell office:value-type="float" office:value="32.4318">
            <text:p>32.43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24.97472">
            <text:p>24.97 ms</text:p>
          </table:table-cell>
          <table:table-cell office:value-type="float" office:value="25.2815">
            <text:p>25.28 ms</text:p>
          </table:table-cell>
          <table:table-cell office:value-type="float" office:value="24.641567">
            <text:p>24.64 ms</text:p>
          </table:table-cell>
          <table:table-cell office:value-type="float" office:value="26.816">
            <text:p>26.82 ms</text:p>
          </table:table-cell>
          <table:table-cell office:value-type="float" office:value="32.0338">
            <text:p>32.03 dB</text:p>
          </table:table-cell>
          <table:table-cell office:value-type="float" office:value="21.526688">
            <text:p>21.53 ms</text:p>
          </table:table-cell>
          <table:table-cell office:value-type="float" office:value="21.6345">
            <text:p>21.63 ms</text:p>
          </table:table-cell>
          <table:table-cell office:value-type="float" office:value="21.31616">
            <text:p>21.32 ms</text:p>
          </table:table-cell>
          <table:table-cell office:value-type="float" office:value="21.975008">
            <text:p>21.98 ms</text:p>
          </table:table-cell>
          <table:table-cell office:value-type="float" office:value="32.1053">
            <text:p>32.11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24.9624">
            <text:p>24.96 ms</text:p>
          </table:table-cell>
          <table:table-cell office:value-type="float" office:value="24.9897">
            <text:p>24.99 ms</text:p>
          </table:table-cell>
          <table:table-cell office:value-type="float" office:value="24.412319">
            <text:p>24.41 ms</text:p>
          </table:table-cell>
          <table:table-cell office:value-type="float" office:value="25.861664">
            <text:p>25.86 ms</text:p>
          </table:table-cell>
          <table:table-cell office:value-type="float" office:value="31.7086">
            <text:p>31.71 dB</text:p>
          </table:table-cell>
          <table:table-cell office:value-type="float" office:value="21.563648">
            <text:p>21.56 ms</text:p>
          </table:table-cell>
          <table:table-cell office:value-type="float" office:value="21.3521">
            <text:p>21.35 ms</text:p>
          </table:table-cell>
          <table:table-cell office:value-type="float" office:value="20.898527">
            <text:p>20.90 ms</text:p>
          </table:table-cell>
          <table:table-cell office:value-type="float" office:value="21.620417">
            <text:p>21.62 ms</text:p>
          </table:table-cell>
          <table:table-cell office:value-type="float" office:value="31.7733">
            <text:p>31.77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28.543039">
            <text:p>28.54 ms</text:p>
          </table:table-cell>
          <table:table-cell office:value-type="float" office:value="29.2466">
            <text:p>29.25 ms</text:p>
          </table:table-cell>
          <table:table-cell office:value-type="float" office:value="25.554688">
            <text:p>25.55 ms</text:p>
          </table:table-cell>
          <table:table-cell office:value-type="float" office:value="38.411648">
            <text:p>38.41 ms</text:p>
          </table:table-cell>
          <table:table-cell office:value-type="float" office:value="31.3311">
            <text:p>31.33 dB</text:p>
          </table:table-cell>
          <table:table-cell office:value-type="float" office:value="21.2264">
            <text:p>21.23 ms</text:p>
          </table:table-cell>
          <table:table-cell office:value-type="float" office:value="21.2615">
            <text:p>21.26 ms</text:p>
          </table:table-cell>
          <table:table-cell office:value-type="float" office:value="20.728352">
            <text:p>20.73 ms</text:p>
          </table:table-cell>
          <table:table-cell office:value-type="float" office:value="22.606049">
            <text:p>22.61 ms</text:p>
          </table:table-cell>
          <table:table-cell office:value-type="float" office:value="31.387">
            <text:p>31.39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25.4832">
            <text:p>25.48 ms</text:p>
          </table:table-cell>
          <table:table-cell office:value-type="float" office:value="25.9247">
            <text:p>25.92 ms</text:p>
          </table:table-cell>
          <table:table-cell office:value-type="float" office:value="24.699072">
            <text:p>24.70 ms</text:p>
          </table:table-cell>
          <table:table-cell office:value-type="float" office:value="29.549376">
            <text:p>29.55 ms</text:p>
          </table:table-cell>
          <table:table-cell office:value-type="float" office:value="30.9543">
            <text:p>30.95 dB</text:p>
          </table:table-cell>
          <table:table-cell office:value-type="float" office:value="20.656864">
            <text:p>20.66 ms</text:p>
          </table:table-cell>
          <table:table-cell office:value-type="float" office:value="20.6574">
            <text:p>20.66 ms</text:p>
          </table:table-cell>
          <table:table-cell office:value-type="float" office:value="20.201729">
            <text:p>20.20 ms</text:p>
          </table:table-cell>
          <table:table-cell office:value-type="float" office:value="21.09152">
            <text:p>21.09 ms</text:p>
          </table:table-cell>
          <table:table-cell office:value-type="float" office:value="30.9888">
            <text:p>30.99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24.843424">
            <text:p>24.84 ms</text:p>
          </table:table-cell>
          <table:table-cell office:value-type="float" office:value="24.944">
            <text:p>24.94 ms</text:p>
          </table:table-cell>
          <table:table-cell office:value-type="float" office:value="24.287359">
            <text:p>24.29 ms</text:p>
          </table:table-cell>
          <table:table-cell office:value-type="float" office:value="25.934912">
            <text:p>25.93 ms</text:p>
          </table:table-cell>
          <table:table-cell office:value-type="float" office:value="30.4807">
            <text:p>30.48 dB</text:p>
          </table:table-cell>
          <table:table-cell office:value-type="float" office:value="20.139648">
            <text:p>20.14 ms</text:p>
          </table:table-cell>
          <table:table-cell office:value-type="float" office:value="20.062">
            <text:p>20.06 ms</text:p>
          </table:table-cell>
          <table:table-cell office:value-type="float" office:value="19.580929">
            <text:p>19.58 ms</text:p>
          </table:table-cell>
          <table:table-cell office:value-type="float" office:value="20.228352">
            <text:p>20.23 ms</text:p>
          </table:table-cell>
          <table:table-cell office:value-type="float" office:value="30.4909">
            <text:p>30.49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24.788736">
            <text:p>24.79 ms</text:p>
          </table:table-cell>
          <table:table-cell office:value-type="float" office:value="25.0966">
            <text:p>25.10 ms</text:p>
          </table:table-cell>
          <table:table-cell office:value-type="float" office:value="24.393984">
            <text:p>24.39 ms</text:p>
          </table:table-cell>
          <table:table-cell office:value-type="float" office:value="28.985985">
            <text:p>28.99 ms</text:p>
          </table:table-cell>
          <table:table-cell office:value-type="float" office:value="29.8467">
            <text:p>29.85 dB</text:p>
          </table:table-cell>
          <table:table-cell office:value-type="float" office:value="19.675137">
            <text:p>19.68 ms</text:p>
          </table:table-cell>
          <table:table-cell office:value-type="float" office:value="19.5693">
            <text:p>19.57 ms</text:p>
          </table:table-cell>
          <table:table-cell office:value-type="float" office:value="19.14752">
            <text:p>19.15 ms</text:p>
          </table:table-cell>
          <table:table-cell office:value-type="float" office:value="20.059937">
            <text:p>20.06 ms</text:p>
          </table:table-cell>
          <table:table-cell office:value-type="float" office:value="29.8743">
            <text:p>29.87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24.446367">
            <text:p>24.45 ms</text:p>
          </table:table-cell>
          <table:table-cell office:value-type="float" office:value="24.4066">
            <text:p>24.41 ms</text:p>
          </table:table-cell>
          <table:table-cell office:value-type="float" office:value="23.835552">
            <text:p>23.84 ms</text:p>
          </table:table-cell>
          <table:table-cell office:value-type="float" office:value="24.79632">
            <text:p>24.80 ms</text:p>
          </table:table-cell>
          <table:table-cell office:value-type="float" office:value="29.0913">
            <text:p>29.09 dB</text:p>
          </table:table-cell>
          <table:table-cell office:value-type="float" office:value="18.6688">
            <text:p>18.67 ms</text:p>
          </table:table-cell>
          <table:table-cell office:value-type="float" office:value="18.8426">
            <text:p>18.84 ms</text:p>
          </table:table-cell>
          <table:table-cell office:value-type="float" office:value="18.594048">
            <text:p>18.59 ms</text:p>
          </table:table-cell>
          <table:table-cell office:value-type="float" office:value="19.249023">
            <text:p>19.25 ms</text:p>
          </table:table-cell>
          <table:table-cell office:value-type="float" office:value="29.1112">
            <text:p>29.11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23.868193">
            <text:p>23.87 ms</text:p>
          </table:table-cell>
          <table:table-cell office:value-type="float" office:value="24.1192">
            <text:p>24.12 ms</text:p>
          </table:table-cell>
          <table:table-cell office:value-type="float" office:value="23.714369">
            <text:p>23.71 ms</text:p>
          </table:table-cell>
          <table:table-cell office:value-type="float" office:value="24.971264">
            <text:p>24.97 ms</text:p>
          </table:table-cell>
          <table:table-cell office:value-type="float" office:value="28.0987">
            <text:p>28.10 dB</text:p>
          </table:table-cell>
          <table:table-cell office:value-type="float" office:value="18.429728">
            <text:p>18.43 ms</text:p>
          </table:table-cell>
          <table:table-cell office:value-type="float" office:value="18.4336">
            <text:p>18.43 ms</text:p>
          </table:table-cell>
          <table:table-cell office:value-type="float" office:value="18.368288">
            <text:p>18.37 ms</text:p>
          </table:table-cell>
          <table:table-cell office:value-type="float" office:value="18.61632">
            <text:p>18.62 ms</text:p>
          </table:table-cell>
          <table:table-cell office:value-type="float" office:value="28.0763">
            <text:p>28.08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24.421185">
            <text:p>24.42 ms</text:p>
          </table:table-cell>
          <table:table-cell office:value-type="float" office:value="24.39">
            <text:p>24.39 ms</text:p>
          </table:table-cell>
          <table:table-cell office:value-type="float" office:value="23.875423">
            <text:p>23.88 ms</text:p>
          </table:table-cell>
          <table:table-cell office:value-type="float" office:value="24.786465">
            <text:p>24.79 ms</text:p>
          </table:table-cell>
          <table:table-cell office:value-type="float" office:value="26.5915">
            <text:p>26.59 dB</text:p>
          </table:table-cell>
          <table:table-cell office:value-type="float" office:value="17.714081">
            <text:p>17.71 ms</text:p>
          </table:table-cell>
          <table:table-cell office:value-type="float" office:value="17.7686">
            <text:p>17.77 ms</text:p>
          </table:table-cell>
          <table:table-cell office:value-type="float" office:value="17.649984">
            <text:p>17.65 ms</text:p>
          </table:table-cell>
          <table:table-cell office:value-type="float" office:value="18.385216">
            <text:p>18.39 ms</text:p>
          </table:table-cell>
          <table:table-cell office:value-type="float" office:value="26.6377">
            <text:p>26.64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25.753599">
            <text:p>25.75 ms</text:p>
          </table:table-cell>
          <table:table-cell table:style-name="ce21" office:value-type="float" office:value="25.7818">
            <text:p>25.78 ms</text:p>
          </table:table-cell>
          <table:table-cell table:style-name="ce26" office:value-type="float" office:value="25.591616">
            <text:p>25.59 ms</text:p>
          </table:table-cell>
          <table:table-cell table:style-name="ce21" office:value-type="float" office:value="26.249151">
            <text:p>26.25 ms</text:p>
          </table:table-cell>
          <table:table-cell table:style-name="ce29" office:value-type="float" office:value="24.0711">
            <text:p>24.07 dB</text:p>
          </table:table-cell>
          <table:table-cell table:style-name="ce33" office:value-type="float" office:value="16.347233">
            <text:p>16.35 ms</text:p>
          </table:table-cell>
          <table:table-cell table:style-name="ce26" office:value-type="float" office:value="16.4103">
            <text:p>16.41 ms</text:p>
          </table:table-cell>
          <table:table-cell table:style-name="ce21" office:value-type="float" office:value="16.277023">
            <text:p>16.28 ms</text:p>
          </table:table-cell>
          <table:table-cell table:style-name="ce26" office:value-type="float" office:value="16.7544">
            <text:p>16.75 ms</text:p>
          </table:table-cell>
          <table:table-cell table:style-name="ce36" office:value-type="float" office:value="24.1006">
            <text:p>24.10 dB</text:p>
          </table:table-cell>
        </table:table-row>
        <table:table-row table:style-name="ro3">
          <table:table-cell table:number-columns-repeated="2"/>
          <table:table-cell table:style-name="Default" table:number-columns-repeated="11"/>
        </table:table-row>
        <table:table-row table:style-name="ro3">
          <table:table-cell/>
          <table:table-cell table:style-name="ce1" office:value-type="string">
            <text:p>4K 4096x2160</text:p>
          </table:table-cell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Default"/>
          <table:table-cell table:style-name="ce14" office:value-type="string" table:number-columns-spanned="5" table:number-rows-spanned="1">
            <text:p>En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  <table:table-cell table:style-name="ce14" office:value-type="string" table:number-columns-spanned="5" table:number-rows-spanned="1">
            <text:p>Decode (duration without load and save)</text:p>
          </table:table-cell>
          <table:covered-table-cell table:style-name="ce22"/>
          <table:covered-table-cell table:style-name="ce22"/>
          <table:covered-table-cell table:style-name="ce22"/>
          <table:covered-table-cell table:style-name="ce22"/>
        </table:table-row>
        <table:table-row table:style-name="ro4">
          <table:table-cell table:number-columns-repeated="2"/>
          <table:table-cell table:style-name="ce7" office:value-type="string">
            <text:p>quality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  <table:table-cell table:style-name="ce7" office:value-type="string">
            <text:p>median</text:p>
          </table:table-cell>
          <table:table-cell table:style-name="ce7" office:value-type="string">
            <text:p>avg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pnsr</text:p>
          </table:table-cell>
        </table:table-row>
        <table:table-row table:style-name="ro4">
          <table:table-cell table:number-columns-repeated="2"/>
          <table:table-cell table:style-name="ce8" office:value-type="float" office:value="100">
            <text:p>100</text:p>
          </table:table-cell>
          <table:table-cell table:style-name="ce15" office:value-type="float" office:value="161.503067">
            <text:p>161.50 ms</text:p>
          </table:table-cell>
          <table:table-cell table:style-name="ce19" office:value-type="float" office:value="161.879">
            <text:p>161.88 ms</text:p>
          </table:table-cell>
          <table:table-cell table:style-name="ce24" office:value-type="float" office:value="160.495773">
            <text:p>160.50 ms</text:p>
          </table:table-cell>
          <table:table-cell table:style-name="ce19" office:value-type="float" office:value="163.936066">
            <text:p>163.94 ms</text:p>
          </table:table-cell>
          <table:table-cell table:style-name="ce27" office:value-type="float" office:value="46.2856">
            <text:p>46.29 dB</text:p>
          </table:table-cell>
          <table:table-cell table:style-name="ce31" office:value-type="float" office:value="235.783813">
            <text:p>235.78 ms</text:p>
          </table:table-cell>
          <table:table-cell table:style-name="ce24" office:value-type="float" office:value="235.914">
            <text:p>235.91 ms</text:p>
          </table:table-cell>
          <table:table-cell table:style-name="ce19" office:value-type="float" office:value="235.332443">
            <text:p>235.33 ms</text:p>
          </table:table-cell>
          <table:table-cell table:style-name="ce24" office:value-type="float" office:value="236.995621">
            <text:p>237.00 ms</text:p>
          </table:table-cell>
          <table:table-cell table:style-name="ce34" office:value-type="float" office:value="47.1593">
            <text:p>47.16 dB</text:p>
          </table:table-cell>
        </table:table-row>
        <table:table-row table:style-name="ro4">
          <table:table-cell table:number-columns-repeated="2"/>
          <table:table-cell office:value-type="float" office:value="95">
            <text:p>95</text:p>
          </table:table-cell>
          <table:table-cell office:value-type="float" office:value="127.172798">
            <text:p>127.17 ms</text:p>
          </table:table-cell>
          <table:table-cell office:value-type="float" office:value="125.941">
            <text:p>125.94 ms</text:p>
          </table:table-cell>
          <table:table-cell office:value-type="float" office:value="122.596512">
            <text:p>122.60 ms</text:p>
          </table:table-cell>
          <table:table-cell office:value-type="float" office:value="128.861435">
            <text:p>128.86 ms</text:p>
          </table:table-cell>
          <table:table-cell office:value-type="float" office:value="42.2563">
            <text:p>42.26 dB</text:p>
          </table:table-cell>
          <table:table-cell office:value-type="float" office:value="127.415649">
            <text:p>127.42 ms</text:p>
          </table:table-cell>
          <table:table-cell office:value-type="float" office:value="127.397">
            <text:p>127.40 ms</text:p>
          </table:table-cell>
          <table:table-cell office:value-type="float" office:value="127.012253">
            <text:p>127.01 ms</text:p>
          </table:table-cell>
          <table:table-cell office:value-type="float" office:value="128.093765">
            <text:p>128.09 ms</text:p>
          </table:table-cell>
          <table:table-cell office:value-type="float" office:value="43.1118">
            <text:p>43.11 dB</text:p>
          </table:table-cell>
        </table:table-row>
        <table:table-row table:style-name="ro4">
          <table:table-cell table:number-columns-repeated="2"/>
          <table:table-cell office:value-type="float" office:value="90">
            <text:p>90</text:p>
          </table:table-cell>
          <table:table-cell office:value-type="float" office:value="121.936035">
            <text:p>121.94 ms</text:p>
          </table:table-cell>
          <table:table-cell office:value-type="float" office:value="122.105">
            <text:p>122.11 ms</text:p>
          </table:table-cell>
          <table:table-cell office:value-type="float" office:value="120.796799">
            <text:p>120.80 ms</text:p>
          </table:table-cell>
          <table:table-cell office:value-type="float" office:value="123.75325">
            <text:p>123.75 ms</text:p>
          </table:table-cell>
          <table:table-cell office:value-type="float" office:value="40.7199">
            <text:p>40.72 dB</text:p>
          </table:table-cell>
          <table:table-cell office:value-type="float" office:value="111.850143">
            <text:p>111.85 ms</text:p>
          </table:table-cell>
          <table:table-cell office:value-type="float" office:value="111.805">
            <text:p>111.81 ms</text:p>
          </table:table-cell>
          <table:table-cell office:value-type="float" office:value="111.453697">
            <text:p>111.45 ms</text:p>
          </table:table-cell>
          <table:table-cell office:value-type="float" office:value="112.251999">
            <text:p>112.25 ms</text:p>
          </table:table-cell>
          <table:table-cell office:value-type="float" office:value="41.3321">
            <text:p>41.33 dB</text:p>
          </table:table-cell>
        </table:table-row>
        <table:table-row table:style-name="ro4">
          <table:table-cell table:number-columns-repeated="2"/>
          <table:table-cell office:value-type="float" office:value="85">
            <text:p>85</text:p>
          </table:table-cell>
          <table:table-cell office:value-type="float" office:value="120.710785">
            <text:p>120.71 ms</text:p>
          </table:table-cell>
          <table:table-cell office:value-type="float" office:value="120.795">
            <text:p>120.80 ms</text:p>
          </table:table-cell>
          <table:table-cell office:value-type="float" office:value="119.525055">
            <text:p>119.53 ms</text:p>
          </table:table-cell>
          <table:table-cell office:value-type="float" office:value="122.316765">
            <text:p>122.32 ms</text:p>
          </table:table-cell>
          <table:table-cell office:value-type="float" office:value="39.8059">
            <text:p>39.81 dB</text:p>
          </table:table-cell>
          <table:table-cell office:value-type="float" office:value="103.003616">
            <text:p>103.00 ms</text:p>
          </table:table-cell>
          <table:table-cell office:value-type="float" office:value="102.899">
            <text:p>102.90 ms</text:p>
          </table:table-cell>
          <table:table-cell office:value-type="float" office:value="102.160095">
            <text:p>102.16 ms</text:p>
          </table:table-cell>
          <table:table-cell office:value-type="float" office:value="103.215683">
            <text:p>103.22 ms</text:p>
          </table:table-cell>
          <table:table-cell office:value-type="float" office:value="40.2661">
            <text:p>40.27 dB</text:p>
          </table:table-cell>
        </table:table-row>
        <table:table-row table:style-name="ro4">
          <table:table-cell table:number-columns-repeated="2"/>
          <table:table-cell office:value-type="float" office:value="80">
            <text:p>80</text:p>
          </table:table-cell>
          <table:table-cell office:value-type="float" office:value="119.134529">
            <text:p>119.13 ms</text:p>
          </table:table-cell>
          <table:table-cell office:value-type="float" office:value="119.091">
            <text:p>119.09 ms</text:p>
          </table:table-cell>
          <table:table-cell office:value-type="float" office:value="116.848831">
            <text:p>116.85 ms</text:p>
          </table:table-cell>
          <table:table-cell office:value-type="float" office:value="120.827423">
            <text:p>120.83 ms</text:p>
          </table:table-cell>
          <table:table-cell office:value-type="float" office:value="39.0916">
            <text:p>39.09 dB</text:p>
          </table:table-cell>
          <table:table-cell office:value-type="float" office:value="98.038269">
            <text:p>98.04 ms</text:p>
          </table:table-cell>
          <table:table-cell office:value-type="float" office:value="97.9409">
            <text:p>97.94 ms</text:p>
          </table:table-cell>
          <table:table-cell office:value-type="float" office:value="97.37133">
            <text:p>97.37 ms</text:p>
          </table:table-cell>
          <table:table-cell office:value-type="float" office:value="98.838493">
            <text:p>98.84 ms</text:p>
          </table:table-cell>
          <table:table-cell office:value-type="float" office:value="39.4454">
            <text:p>39.45 dB</text:p>
          </table:table-cell>
        </table:table-row>
        <table:table-row table:style-name="ro4">
          <table:table-cell table:number-columns-repeated="2"/>
          <table:table-cell office:value-type="float" office:value="75">
            <text:p>75</text:p>
          </table:table-cell>
          <table:table-cell office:value-type="float" office:value="119.744926">
            <text:p>119.74 ms</text:p>
          </table:table-cell>
          <table:table-cell office:value-type="float" office:value="119.467">
            <text:p>119.47 ms</text:p>
          </table:table-cell>
          <table:table-cell office:value-type="float" office:value="118.079872">
            <text:p>118.08 ms</text:p>
          </table:table-cell>
          <table:table-cell office:value-type="float" office:value="120.971519">
            <text:p>120.97 ms</text:p>
          </table:table-cell>
          <table:table-cell office:value-type="float" office:value="38.447">
            <text:p>38.45 dB</text:p>
          </table:table-cell>
          <table:table-cell office:value-type="float" office:value="94.888641">
            <text:p>94.89 ms</text:p>
          </table:table-cell>
          <table:table-cell office:value-type="float" office:value="94.7756">
            <text:p>94.78 ms</text:p>
          </table:table-cell>
          <table:table-cell office:value-type="float" office:value="94.266464">
            <text:p>94.27 ms</text:p>
          </table:table-cell>
          <table:table-cell office:value-type="float" office:value="95.202431">
            <text:p>95.20 ms</text:p>
          </table:table-cell>
          <table:table-cell office:value-type="float" office:value="38.7826">
            <text:p>38.78 dB</text:p>
          </table:table-cell>
        </table:table-row>
        <table:table-row table:style-name="ro4">
          <table:table-cell table:number-columns-repeated="2"/>
          <table:table-cell office:value-type="float" office:value="70">
            <text:p>70</text:p>
          </table:table-cell>
          <table:table-cell office:value-type="float" office:value="118.498466">
            <text:p>118.50 ms</text:p>
          </table:table-cell>
          <table:table-cell office:value-type="float" office:value="117.417">
            <text:p>117.42 ms</text:p>
          </table:table-cell>
          <table:table-cell office:value-type="float" office:value="113.870209">
            <text:p>113.87 ms</text:p>
          </table:table-cell>
          <table:table-cell office:value-type="float" office:value="119.396004">
            <text:p>119.40 ms</text:p>
          </table:table-cell>
          <table:table-cell office:value-type="float" office:value="37.9557">
            <text:p>37.96 dB</text:p>
          </table:table-cell>
          <table:table-cell office:value-type="float" office:value="92.392029">
            <text:p>92.39 ms</text:p>
          </table:table-cell>
          <table:table-cell office:value-type="float" office:value="92.2964">
            <text:p>92.30 ms</text:p>
          </table:table-cell>
          <table:table-cell office:value-type="float" office:value="91.744637">
            <text:p>91.74 ms</text:p>
          </table:table-cell>
          <table:table-cell office:value-type="float" office:value="93.119453">
            <text:p>93.12 ms</text:p>
          </table:table-cell>
          <table:table-cell office:value-type="float" office:value="38.2344">
            <text:p>38.23 dB</text:p>
          </table:table-cell>
        </table:table-row>
        <table:table-row table:style-name="ro4">
          <table:table-cell table:number-columns-repeated="2"/>
          <table:table-cell office:value-type="float" office:value="65">
            <text:p>65</text:p>
          </table:table-cell>
          <table:table-cell office:value-type="float" office:value="116.551041">
            <text:p>116.55 ms</text:p>
          </table:table-cell>
          <table:table-cell office:value-type="float" office:value="116.345">
            <text:p>116.35 ms</text:p>
          </table:table-cell>
          <table:table-cell office:value-type="float" office:value="114.798912">
            <text:p>114.80 ms</text:p>
          </table:table-cell>
          <table:table-cell office:value-type="float" office:value="117.800995">
            <text:p>117.80 ms</text:p>
          </table:table-cell>
          <table:table-cell office:value-type="float" office:value="37.4686">
            <text:p>37.47 dB</text:p>
          </table:table-cell>
          <table:table-cell office:value-type="float" office:value="90.910751">
            <text:p>90.91 ms</text:p>
          </table:table-cell>
          <table:table-cell office:value-type="float" office:value="90.8404">
            <text:p>90.84 ms</text:p>
          </table:table-cell>
          <table:table-cell office:value-type="float" office:value="90.328644">
            <text:p>90.33 ms</text:p>
          </table:table-cell>
          <table:table-cell office:value-type="float" office:value="91.761665">
            <text:p>91.76 ms</text:p>
          </table:table-cell>
          <table:table-cell office:value-type="float" office:value="37.6751">
            <text:p>37.68 dB</text:p>
          </table:table-cell>
        </table:table-row>
        <table:table-row table:style-name="ro4">
          <table:table-cell table:number-columns-repeated="2"/>
          <table:table-cell office:value-type="float" office:value="60">
            <text:p>60</text:p>
          </table:table-cell>
          <table:table-cell office:value-type="float" office:value="116.821762">
            <text:p>116.82 ms</text:p>
          </table:table-cell>
          <table:table-cell office:value-type="float" office:value="117.029">
            <text:p>117.03 ms</text:p>
          </table:table-cell>
          <table:table-cell office:value-type="float" office:value="115.525887">
            <text:p>115.53 ms</text:p>
          </table:table-cell>
          <table:table-cell office:value-type="float" office:value="119.12355">
            <text:p>119.12 ms</text:p>
          </table:table-cell>
          <table:table-cell office:value-type="float" office:value="36.9363">
            <text:p>36.94 dB</text:p>
          </table:table-cell>
          <table:table-cell office:value-type="float" office:value="88.8088">
            <text:p>88.81 ms</text:p>
          </table:table-cell>
          <table:table-cell office:value-type="float" office:value="88.8535">
            <text:p>88.85 ms</text:p>
          </table:table-cell>
          <table:table-cell office:value-type="float" office:value="88.546844">
            <text:p>88.55 ms</text:p>
          </table:table-cell>
          <table:table-cell office:value-type="float" office:value="89.253151">
            <text:p>89.25 ms</text:p>
          </table:table-cell>
          <table:table-cell office:value-type="float" office:value="37.1773">
            <text:p>37.18 dB</text:p>
          </table:table-cell>
        </table:table-row>
        <table:table-row table:style-name="ro4">
          <table:table-cell table:number-columns-repeated="2"/>
          <table:table-cell office:value-type="float" office:value="55">
            <text:p>55</text:p>
          </table:table-cell>
          <table:table-cell office:value-type="float" office:value="116.316254">
            <text:p>116.32 ms</text:p>
          </table:table-cell>
          <table:table-cell office:value-type="float" office:value="116.164">
            <text:p>116.16 ms</text:p>
          </table:table-cell>
          <table:table-cell office:value-type="float" office:value="115.118141">
            <text:p>115.12 ms</text:p>
          </table:table-cell>
          <table:table-cell office:value-type="float" office:value="117.181725">
            <text:p>117.18 ms</text:p>
          </table:table-cell>
          <table:table-cell office:value-type="float" office:value="36.4798">
            <text:p>36.48 dB</text:p>
          </table:table-cell>
          <table:table-cell office:value-type="float" office:value="87.171425">
            <text:p>87.17 ms</text:p>
          </table:table-cell>
          <table:table-cell office:value-type="float" office:value="87.1269">
            <text:p>87.13 ms</text:p>
          </table:table-cell>
          <table:table-cell office:value-type="float" office:value="86.298592">
            <text:p>86.30 ms</text:p>
          </table:table-cell>
          <table:table-cell office:value-type="float" office:value="87.75872">
            <text:p>87.76 ms</text:p>
          </table:table-cell>
          <table:table-cell office:value-type="float" office:value="36.7473">
            <text:p>36.75 dB</text:p>
          </table:table-cell>
        </table:table-row>
        <table:table-row table:style-name="ro4">
          <table:table-cell table:number-columns-repeated="2"/>
          <table:table-cell office:value-type="float" office:value="50">
            <text:p>50</text:p>
          </table:table-cell>
          <table:table-cell office:value-type="float" office:value="115.550301">
            <text:p>115.55 ms</text:p>
          </table:table-cell>
          <table:table-cell office:value-type="float" office:value="115.613">
            <text:p>115.61 ms</text:p>
          </table:table-cell>
          <table:table-cell office:value-type="float" office:value="114.631165">
            <text:p>114.63 ms</text:p>
          </table:table-cell>
          <table:table-cell office:value-type="float" office:value="117.309822">
            <text:p>117.31 ms</text:p>
          </table:table-cell>
          <table:table-cell office:value-type="float" office:value="36.1525">
            <text:p>36.15 dB</text:p>
          </table:table-cell>
          <table:table-cell office:value-type="float" office:value="86.438179">
            <text:p>86.44 ms</text:p>
          </table:table-cell>
          <table:table-cell office:value-type="float" office:value="86.4605">
            <text:p>86.46 ms</text:p>
          </table:table-cell>
          <table:table-cell office:value-type="float" office:value="86.058525">
            <text:p>86.06 ms</text:p>
          </table:table-cell>
          <table:table-cell office:value-type="float" office:value="86.968765">
            <text:p>86.97 ms</text:p>
          </table:table-cell>
          <table:table-cell office:value-type="float" office:value="36.3341">
            <text:p>36.33 dB</text:p>
          </table:table-cell>
        </table:table-row>
        <table:table-row table:style-name="ro4">
          <table:table-cell table:number-columns-repeated="2"/>
          <table:table-cell office:value-type="float" office:value="45">
            <text:p>45</text:p>
          </table:table-cell>
          <table:table-cell office:value-type="float" office:value="115.548515">
            <text:p>115.55 ms</text:p>
          </table:table-cell>
          <table:table-cell office:value-type="float" office:value="115.429">
            <text:p>115.43 ms</text:p>
          </table:table-cell>
          <table:table-cell office:value-type="float" office:value="113.605408">
            <text:p>113.61 ms</text:p>
          </table:table-cell>
          <table:table-cell office:value-type="float" office:value="117.224991">
            <text:p>117.22 ms</text:p>
          </table:table-cell>
          <table:table-cell office:value-type="float" office:value="35.7223">
            <text:p>35.72 dB</text:p>
          </table:table-cell>
          <table:table-cell office:value-type="float" office:value="85.123329">
            <text:p>85.12 ms</text:p>
          </table:table-cell>
          <table:table-cell office:value-type="float" office:value="84.9095">
            <text:p>84.91 ms</text:p>
          </table:table-cell>
          <table:table-cell office:value-type="float" office:value="84.200897">
            <text:p>84.20 ms</text:p>
          </table:table-cell>
          <table:table-cell office:value-type="float" office:value="85.221825">
            <text:p>85.22 ms</text:p>
          </table:table-cell>
          <table:table-cell office:value-type="float" office:value="35.8818">
            <text:p>35.88 dB</text:p>
          </table:table-cell>
        </table:table-row>
        <table:table-row table:style-name="ro4">
          <table:table-cell table:number-columns-repeated="2"/>
          <table:table-cell office:value-type="float" office:value="40">
            <text:p>40</text:p>
          </table:table-cell>
          <table:table-cell office:value-type="float" office:value="115.466019">
            <text:p>115.47 ms</text:p>
          </table:table-cell>
          <table:table-cell office:value-type="float" office:value="115.758">
            <text:p>115.76 ms</text:p>
          </table:table-cell>
          <table:table-cell office:value-type="float" office:value="112.949661">
            <text:p>112.95 ms</text:p>
          </table:table-cell>
          <table:table-cell office:value-type="float" office:value="120.360802">
            <text:p>120.36 ms</text:p>
          </table:table-cell>
          <table:table-cell office:value-type="float" office:value="35.2506">
            <text:p>35.25 dB</text:p>
          </table:table-cell>
          <table:table-cell office:value-type="float" office:value="83.78125">
            <text:p>83.78 ms</text:p>
          </table:table-cell>
          <table:table-cell office:value-type="float" office:value="83.7467">
            <text:p>83.75 ms</text:p>
          </table:table-cell>
          <table:table-cell office:value-type="float" office:value="83.215202">
            <text:p>83.22 ms</text:p>
          </table:table-cell>
          <table:table-cell office:value-type="float" office:value="84.492958">
            <text:p>84.49 ms</text:p>
          </table:table-cell>
          <table:table-cell office:value-type="float" office:value="35.3814">
            <text:p>35.38 dB</text:p>
          </table:table-cell>
        </table:table-row>
        <table:table-row table:style-name="ro4">
          <table:table-cell table:number-columns-repeated="2"/>
          <table:table-cell office:value-type="float" office:value="35">
            <text:p>35</text:p>
          </table:table-cell>
          <table:table-cell office:value-type="float" office:value="115.549698">
            <text:p>115.55 ms</text:p>
          </table:table-cell>
          <table:table-cell office:value-type="float" office:value="115.531">
            <text:p>115.53 ms</text:p>
          </table:table-cell>
          <table:table-cell office:value-type="float" office:value="114.092255">
            <text:p>114.09 ms</text:p>
          </table:table-cell>
          <table:table-cell office:value-type="float" office:value="117.67395">
            <text:p>117.67 ms</text:p>
          </table:table-cell>
          <table:table-cell office:value-type="float" office:value="34.7559">
            <text:p>34.76 dB</text:p>
          </table:table-cell>
          <table:table-cell office:value-type="float" office:value="82.630333">
            <text:p>82.63 ms</text:p>
          </table:table-cell>
          <table:table-cell office:value-type="float" office:value="82.4884">
            <text:p>82.49 ms</text:p>
          </table:table-cell>
          <table:table-cell office:value-type="float" office:value="81.948288">
            <text:p>81.95 ms</text:p>
          </table:table-cell>
          <table:table-cell office:value-type="float" office:value="82.955933">
            <text:p>82.96 ms</text:p>
          </table:table-cell>
          <table:table-cell office:value-type="float" office:value="34.8394">
            <text:p>34.84 dB</text:p>
          </table:table-cell>
        </table:table-row>
        <table:table-row table:style-name="ro4">
          <table:table-cell table:number-columns-repeated="2"/>
          <table:table-cell office:value-type="float" office:value="30">
            <text:p>30</text:p>
          </table:table-cell>
          <table:table-cell office:value-type="float" office:value="115.49958">
            <text:p>115.50 ms</text:p>
          </table:table-cell>
          <table:table-cell office:value-type="float" office:value="115.4">
            <text:p>115.40 ms</text:p>
          </table:table-cell>
          <table:table-cell office:value-type="float" office:value="113.138687">
            <text:p>113.14 ms</text:p>
          </table:table-cell>
          <table:table-cell office:value-type="float" office:value="118.443871">
            <text:p>118.44 ms</text:p>
          </table:table-cell>
          <table:table-cell office:value-type="float" office:value="34.1761">
            <text:p>34.18 dB</text:p>
          </table:table-cell>
          <table:table-cell office:value-type="float" office:value="81.569344">
            <text:p>81.57 ms</text:p>
          </table:table-cell>
          <table:table-cell office:value-type="float" office:value="81.5188">
            <text:p>81.52 ms</text:p>
          </table:table-cell>
          <table:table-cell office:value-type="float" office:value="81.027039">
            <text:p>81.03 ms</text:p>
          </table:table-cell>
          <table:table-cell office:value-type="float" office:value="82.059998">
            <text:p>82.06 ms</text:p>
          </table:table-cell>
          <table:table-cell office:value-type="float" office:value="34.1961">
            <text:p>34.20 dB</text:p>
          </table:table-cell>
        </table:table-row>
        <table:table-row table:style-name="ro4">
          <table:table-cell table:number-columns-repeated="2"/>
          <table:table-cell office:value-type="float" office:value="25">
            <text:p>25</text:p>
          </table:table-cell>
          <table:table-cell office:value-type="float" office:value="114.555359">
            <text:p>114.56 ms</text:p>
          </table:table-cell>
          <table:table-cell office:value-type="float" office:value="115.03">
            <text:p>115.03 ms</text:p>
          </table:table-cell>
          <table:table-cell office:value-type="float" office:value="113.962402">
            <text:p>113.96 ms</text:p>
          </table:table-cell>
          <table:table-cell office:value-type="float" office:value="116.343361">
            <text:p>116.34 ms</text:p>
          </table:table-cell>
          <table:table-cell office:value-type="float" office:value="33.2907">
            <text:p>33.29 dB</text:p>
          </table:table-cell>
          <table:table-cell office:value-type="float" office:value="79.748573">
            <text:p>79.75 ms</text:p>
          </table:table-cell>
          <table:table-cell office:value-type="float" office:value="79.6091">
            <text:p>79.61 ms</text:p>
          </table:table-cell>
          <table:table-cell office:value-type="float" office:value="78.922401">
            <text:p>78.92 ms</text:p>
          </table:table-cell>
          <table:table-cell office:value-type="float" office:value="80.184029">
            <text:p>80.18 ms</text:p>
          </table:table-cell>
          <table:table-cell office:value-type="float" office:value="33.3573">
            <text:p>33.36 dB</text:p>
          </table:table-cell>
        </table:table-row>
        <table:table-row table:style-name="ro4">
          <table:table-cell table:number-columns-repeated="2"/>
          <table:table-cell office:value-type="float" office:value="20">
            <text:p>20</text:p>
          </table:table-cell>
          <table:table-cell office:value-type="float" office:value="113.82061">
            <text:p>113.82 ms</text:p>
          </table:table-cell>
          <table:table-cell office:value-type="float" office:value="113.375">
            <text:p>113.38 ms</text:p>
          </table:table-cell>
          <table:table-cell office:value-type="float" office:value="111.454308">
            <text:p>111.45 ms</text:p>
          </table:table-cell>
          <table:table-cell office:value-type="float" office:value="115.508224">
            <text:p>115.51 ms</text:p>
          </table:table-cell>
          <table:table-cell office:value-type="float" office:value="32.2891">
            <text:p>32.29 dB</text:p>
          </table:table-cell>
          <table:table-cell office:value-type="float" office:value="78.060066">
            <text:p>78.06 ms</text:p>
          </table:table-cell>
          <table:table-cell office:value-type="float" office:value="77.9811">
            <text:p>77.98 ms</text:p>
          </table:table-cell>
          <table:table-cell office:value-type="float" office:value="77.617378">
            <text:p>77.62 ms</text:p>
          </table:table-cell>
          <table:table-cell office:value-type="float" office:value="78.301117">
            <text:p>78.30 ms</text:p>
          </table:table-cell>
          <table:table-cell office:value-type="float" office:value="32.3328">
            <text:p>32.33 dB</text:p>
          </table:table-cell>
        </table:table-row>
        <table:table-row table:style-name="ro4">
          <table:table-cell table:number-columns-repeated="2"/>
          <table:table-cell office:value-type="float" office:value="15">
            <text:p>15</text:p>
          </table:table-cell>
          <table:table-cell office:value-type="float" office:value="113.026749">
            <text:p>113.03 ms</text:p>
          </table:table-cell>
          <table:table-cell office:value-type="float" office:value="113.08">
            <text:p>113.08 ms</text:p>
          </table:table-cell>
          <table:table-cell office:value-type="float" office:value="111.30323">
            <text:p>111.30 ms</text:p>
          </table:table-cell>
          <table:table-cell office:value-type="float" office:value="116.863678">
            <text:p>116.86 ms</text:p>
          </table:table-cell>
          <table:table-cell office:value-type="float" office:value="30.9668">
            <text:p>30.97 dB</text:p>
          </table:table-cell>
          <table:table-cell office:value-type="float" office:value="76.369919">
            <text:p>76.37 ms</text:p>
          </table:table-cell>
          <table:table-cell office:value-type="float" office:value="76.3373">
            <text:p>76.34 ms</text:p>
          </table:table-cell>
          <table:table-cell office:value-type="float" office:value="75.967422">
            <text:p>75.97 ms</text:p>
          </table:table-cell>
          <table:table-cell office:value-type="float" office:value="76.787811">
            <text:p>76.79 ms</text:p>
          </table:table-cell>
          <table:table-cell office:value-type="float" office:value="30.9136">
            <text:p>30.91 dB</text:p>
          </table:table-cell>
        </table:table-row>
        <table:table-row table:style-name="ro4">
          <table:table-cell table:number-columns-repeated="2"/>
          <table:table-cell office:value-type="float" office:value="10">
            <text:p>10</text:p>
          </table:table-cell>
          <table:table-cell office:value-type="float" office:value="113.636452">
            <text:p>113.64 ms</text:p>
          </table:table-cell>
          <table:table-cell office:value-type="float" office:value="113.801">
            <text:p>113.80 ms</text:p>
          </table:table-cell>
          <table:table-cell office:value-type="float" office:value="112.135712">
            <text:p>112.14 ms</text:p>
          </table:table-cell>
          <table:table-cell office:value-type="float" office:value="116.426819">
            <text:p>116.43 ms</text:p>
          </table:table-cell>
          <table:table-cell office:value-type="float" office:value="28.9247">
            <text:p>28.92 dB</text:p>
          </table:table-cell>
          <table:table-cell office:value-type="float" office:value="73.939072">
            <text:p>73.94 ms</text:p>
          </table:table-cell>
          <table:table-cell office:value-type="float" office:value="74.0896">
            <text:p>74.09 ms</text:p>
          </table:table-cell>
          <table:table-cell office:value-type="float" office:value="73.704323">
            <text:p>73.70 ms</text:p>
          </table:table-cell>
          <table:table-cell office:value-type="float" office:value="74.851807">
            <text:p>74.85 ms</text:p>
          </table:table-cell>
          <table:table-cell office:value-type="float" office:value="28.9963">
            <text:p>29.00 dB</text:p>
          </table:table-cell>
        </table:table-row>
        <table:table-row table:style-name="ro4">
          <table:table-cell table:number-columns-repeated="2"/>
          <table:table-cell table:style-name="ce10" office:value-type="float" office:value="5">
            <text:p>5</text:p>
          </table:table-cell>
          <table:table-cell table:style-name="ce17" office:value-type="float" office:value="115.204384">
            <text:p>115.20 ms</text:p>
          </table:table-cell>
          <table:table-cell table:style-name="ce21" office:value-type="float" office:value="114.185">
            <text:p>114.19 ms</text:p>
          </table:table-cell>
          <table:table-cell table:style-name="ce26" office:value-type="float" office:value="111.990402">
            <text:p>111.99 ms</text:p>
          </table:table-cell>
          <table:table-cell table:style-name="ce21" office:value-type="float" office:value="116.442978">
            <text:p>116.44 ms</text:p>
          </table:table-cell>
          <table:table-cell table:style-name="ce29" office:value-type="float" office:value="25.6219">
            <text:p>25.62 dB</text:p>
          </table:table-cell>
          <table:table-cell table:style-name="ce33" office:value-type="float" office:value="71.061699">
            <text:p>71.06 ms</text:p>
          </table:table-cell>
          <table:table-cell table:style-name="ce26" office:value-type="float" office:value="71.0853">
            <text:p>71.09 ms</text:p>
          </table:table-cell>
          <table:table-cell table:style-name="ce21" office:value-type="float" office:value="70.618179">
            <text:p>70.62 ms</text:p>
          </table:table-cell>
          <table:table-cell table:style-name="ce26" office:value-type="float" office:value="71.498528">
            <text:p>71.50 ms</text:p>
          </table:table-cell>
          <table:table-cell table:style-name="ce36" office:value-type="float" office:value="25.6613">
            <text:p>25.66 dB</text:p>
          </table:table-cell>
        </table:table-row>
        <table:table-row table:style-name="ro3" table:number-rows-repeated="24">
          <table:table-cell table:number-columns-repeated="2"/>
          <table:table-cell table:style-name="Default" table:number-columns-repeated="11"/>
        </table:table-row>
        <table:table-row table:style-name="ro4">
          <table:table-cell table:number-columns-repeated="2"/>
          <table:table-cell table:style-name="ce12"/>
          <table:table-cell table:style-name="ce18"/>
          <table:table-cell table:style-name="ce23" table:number-columns-repeated="3"/>
          <table:table-cell table:style-name="ce30"/>
          <table:table-cell table:style-name="ce18"/>
          <table:table-cell table:style-name="ce23" table:number-columns-repeated="3"/>
          <table:table-cell table:style-name="ce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2" number:min-integer-digits="1"/>
      <number:text> ms</number:text>
    </number:number-style>
    <number:number-style style:name="N118">
      <number:number number:decimal-places="2" number:min-integer-digits="1"/>
      <number:text> dB</number:text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4">11/04/2011</text:date>, <text:time>14:0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Srom</meta:initial-creator>
    <meta:creation-date>2011-11-04T10:03:41</meta:creation-date>
    <dc:date>2011-11-04T14:00:47</dc:date>
    <dc:creator>Martin Srom</dc:creator>
    <meta:editing-duration>PT01H03M48S</meta:editing-duration>
    <meta:editing-cycles>36</meta:editing-cycles>
    <meta:generator>OpenOffice.org/3.2$Unix OpenOffice.org_project/320m19$Build-9505</meta:generator>
    <meta:document-statistic meta:table-count="1" meta:cell-count="1410" meta:object-count="0"/>
  </office:meta>
</office:document-meta>
</file>